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688in" style:rel-width="90%" fo:margin-left="0in" fo:margin-top="0in" fo:margin-bottom="0in" table:align="left" style:writing-mode="lr-tb"/>
    </style:style>
    <style:style style:name="Table1.A" style:family="table-column">
      <style:table-column-properties style:column-width="2.3382in" style:rel-column-width="3367*"/>
    </style:style>
    <style:style style:name="Table1.B" style:family="table-column">
      <style:table-column-properties style:column-width="1.6826in" style:rel-column-width="2423*"/>
    </style:style>
    <style:style style:name="Table1.C" style:family="table-column">
      <style:table-column-properties style:column-width="0.8229in" style:rel-column-width="1185*"/>
    </style:style>
    <style:style style:name="Table1.D" style:family="table-column">
      <style:table-column-properties style:column-width="0.825in" style:rel-column-width="1188*"/>
    </style:style>
    <style:style style:name="Table1.1" style:family="table-row">
      <style:table-row-properties fo:keep-together="auto"/>
    </style:style>
    <style:style style:name="Table1.A1" style:family="table-cell">
      <style:table-cell-properties style:vertical-align="middle" fo:background-color="#d9d9d9" fo:padding-left="0.0785in" fo:padding-right="0.075in" fo:padding-top="0.0396in" fo:padding-bottom="0.0396in"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0785in" fo:padding-right="0.075in" fo:padding-top="0.0396in" fo:padding-bottom="0.0396in" fo:border="0.5pt solid #999999">
        <style:background-image/>
      </style:table-cell-properties>
    </style:style>
    <style:style style:name="Table1.C2" style:family="table-cell">
      <style:table-cell-properties style:vertical-align="middle" fo:background-color="#d9d9d9" fo:padding-left="0.0785in" fo:padding-right="0.075in" fo:padding-top="0.0396in" fo:padding-bottom="0.0396in"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0785in" fo:padding-right="0.075in" fo:padding-top="0.0396in" fo:padding-bottom="0.0396in" fo:border-left="0.5pt solid #999999" fo:border-right="0.5pt solid #999999" fo:border-top="none" fo:border-bottom="0.5pt solid #999999">
        <style:background-image/>
      </style:table-cell-properties>
    </style:style>
    <style:style style:name="Table1.3" style:family="table-row">
      <style:table-row-properties style:min-row-height="0.2451in" fo:keep-together="auto"/>
    </style:style>
    <style:style style:name="Table1.A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3" style:family="table-cell">
      <style:table-cell-properties style:vertical-align="middle" fo:padding-left="0.0785in" fo:padding-right="0.075in" fo:padding-top="0.0396in" fo:padding-bottom="0.0396in" fo:border="0.5pt solid #999999"/>
    </style:style>
    <style:style style:name="Table1.C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3" style:family="table-cell">
      <style:table-cell-properties style:vertical-align="middle" fo:padding-left="0.0785in" fo:padding-right="0.075in" fo:padding-top="0.0396in" fo:padding-bottom="0.0396in" fo:border="0.5pt solid #999999"/>
    </style:style>
    <style:style style:name="Table1.4" style:family="table-row">
      <style:table-row-properties style:min-row-height="0.2in" fo:keep-together="auto"/>
    </style:style>
    <style:style style:name="Table1.A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4" style:family="table-cell">
      <style:table-cell-properties style:vertical-align="middle" fo:padding-left="0.0785in" fo:padding-right="0.075in" fo:padding-top="0.0396in" fo:padding-bottom="0.0396in" fo:border="0.5pt solid #999999"/>
    </style:style>
    <style:style style:name="Table1.C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4" style:family="table-cell">
      <style:table-cell-properties style:vertical-align="middle" fo:padding-left="0.0785in" fo:padding-right="0.075in" fo:padding-top="0.0396in" fo:padding-bottom="0.0396in" fo:border="0.5pt solid #999999"/>
    </style:style>
    <style:style style:name="Table1.A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6" style:family="table-row">
      <style:table-row-properties style:min-row-height="0.4479in" fo:keep-together="auto"/>
    </style:style>
    <style:style style:name="Table1.A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6" style:family="table-cell">
      <style:table-cell-properties style:vertical-align="middle" fo:padding-left="0.0785in" fo:padding-right="0.075in" fo:padding-top="0.0396in" fo:padding-bottom="0.0396in" fo:border="0.5pt solid #999999"/>
    </style:style>
    <style:style style:name="Table1.C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6" style:family="table-cell">
      <style:table-cell-properties style:vertical-align="middle" fo:padding-left="0.0785in" fo:padding-right="0.075in" fo:padding-top="0.0396in" fo:padding-bottom="0.0396in" fo:border="0.5pt solid #999999"/>
    </style:style>
    <style:style style:name="Table1.7" style:family="table-row">
      <style:table-row-properties style:min-row-height="0.2243in" fo:keep-together="auto"/>
    </style:style>
    <style:style style:name="Table1.A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0" style:family="table-cell">
      <style:table-cell-properties style:vertical-align="middle" fo:padding-left="0.0785in" fo:padding-right="0.075in" fo:padding-top="0.0396in" fo:padding-bottom="0.0396in" fo:border="0.5pt solid #999999"/>
    </style:style>
    <style:style style:name="Table1.C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0" style:family="table-cell">
      <style:table-cell-properties style:vertical-align="middle" fo:padding-left="0.0785in" fo:padding-right="0.075in" fo:padding-top="0.0396in" fo:padding-bottom="0.0396in" fo:border="0.5pt solid #999999"/>
    </style:style>
    <style:style style:name="Table1.A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1" style:family="table-cell">
      <style:table-cell-properties style:vertical-align="middle" fo:padding-left="0.0785in" fo:padding-right="0.075in" fo:padding-top="0.0396in" fo:padding-bottom="0.0396in" fo:border="0.5pt solid #999999"/>
    </style:style>
    <style:style style:name="Table1.C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1" style:family="table-cell">
      <style:table-cell-properties style:vertical-align="middle" fo:padding-left="0.0785in" fo:padding-right="0.075in" fo:padding-top="0.0396in" fo:padding-bottom="0.0396in" fo:border="0.5pt solid #999999"/>
    </style:style>
    <style:style style:name="Table1.A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2" style:family="table">
      <style:table-properties style:width="6.2993in" table:align="margins"/>
    </style:style>
    <style:style style:name="Table2.A" style:family="table-column">
      <style:table-column-properties style:column-width="1.575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in" fo:text-indent="0in" style:auto-text-indent="false"/>
    </style:style>
    <style:style style:name="P2" style:family="paragraph" style:parent-style-name="Header">
      <style:paragraph-properties fo:margin-left="0in" fo:margin-right="0in" fo:line-height="115%" fo:text-align="center" style:justify-single-word="false" fo:text-indent="0in" style:auto-text-indent="false"/>
      <style:text-properties fo:font-size="12pt" fo:font-weight="bold" officeooo:rsid="00e54b19" officeooo:paragraph-rsid="00e54b19" style:font-size-asian="12pt" style:font-weight-asian="bold" style:font-name-complex="Arial1" style:font-size-complex="12pt"/>
    </style:style>
    <style:style style:name="P3" style:family="paragraph" style:parent-style-name="Header">
      <style:paragraph-properties fo:margin-left="0in" fo:margin-right="0in" fo:line-height="115%" fo:text-align="center" style:justify-single-word="false" fo:text-indent="0in" style:auto-text-indent="false"/>
      <style:text-properties fo:font-size="12pt" fo:font-weight="bold" officeooo:rsid="012449d5" officeooo:paragraph-rsid="012449d5" style:font-size-asian="12pt" style:font-weight-asian="bold" style:font-name-complex="Arial1" style:font-size-complex="12pt"/>
    </style:style>
    <style:style style:name="P4" style:family="paragraph" style:parent-style-name="Header">
      <style:paragraph-properties fo:margin-left="0in" fo:margin-right="0in" fo:line-height="115%" fo:text-align="center" style:justify-single-word="false" fo:text-indent="0in" style:auto-text-indent="false"/>
      <style:text-properties fo:font-size="12pt" fo:font-weight="bold" style:font-size-asian="12pt" style:font-weight-asian="bold" style:font-name-complex="Arial1" style:font-size-complex="12pt"/>
    </style:style>
    <style:style style:name="P5" style:family="paragraph" style:parent-style-name="Header" style:master-page-name="">
      <style:paragraph-properties fo:margin-left="0in" fo:margin-right="0in" fo:text-align="end" style:justify-single-word="false" fo:text-indent="0in" style:auto-text-indent="false" style:page-number="auto" style:shadow="none"/>
    </style:style>
    <style:style style:name="P6" style:family="paragraph" style:parent-style-name="Standard">
      <style:paragraph-properties fo:margin-left="0in" fo:margin-right="0in" fo:text-align="end" style:justify-single-word="false" fo:text-indent="0in" style:auto-text-indent="false"/>
      <style:text-properties fo:font-size="12pt" style:font-size-asian="12pt" style:font-size-complex="12pt"/>
    </style:style>
    <style:style style:name="P7"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8" style:family="paragraph" style:parent-style-name="Standard">
      <style:paragraph-properties fo:margin-left="0in" fo:margin-right="0in" fo:text-align="center" style:justify-single-word="false" fo:text-indent="0in" style:auto-text-indent="false"/>
      <style:text-properties fo:font-size="12pt" style:font-size-asian="12pt" style:font-size-complex="12pt"/>
    </style:style>
    <style:style style:name="P9"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fo:font-size="12pt" officeooo:rsid="00f0f2f3" officeooo:paragraph-rsid="00f0f2f3" style:font-size-asian="12pt" style:font-size-complex="12pt"/>
    </style:style>
    <style:style style:name="P11" style:family="paragraph" style:parent-style-name="Text_20_body">
      <style:paragraph-properties fo:text-align="center" style:justify-single-word="false"/>
      <style:text-properties officeooo:rsid="02bb19f2" officeooo:paragraph-rsid="02bb19f2"/>
    </style:style>
    <style:style style:name="P12" style:family="paragraph" style:parent-style-name="Text_20_body">
      <style:paragraph-properties fo:text-align="start" style:justify-single-word="false"/>
      <style:text-properties officeooo:rsid="02be5f8d" officeooo:paragraph-rsid="02be5f8d"/>
    </style:style>
    <style:style style:name="P13" style:family="paragraph" style:parent-style-name="Text_20_body">
      <style:paragraph-properties fo:text-align="start" style:justify-single-word="false"/>
      <style:text-properties officeooo:rsid="02be5f8d" officeooo:paragraph-rsid="03f9056f"/>
    </style:style>
    <style:style style:name="P14" style:family="paragraph" style:parent-style-name="Text_20_body">
      <style:paragraph-properties fo:text-align="center" style:justify-single-word="false"/>
      <style:text-properties officeooo:rsid="02be5f8d" officeooo:paragraph-rsid="02be5f8d"/>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officeooo:paragraph-rsid="04aa08c6"/>
    </style:style>
    <style:style style:name="P17" style:family="paragraph" style:parent-style-name="Text_20_body">
      <style:paragraph-properties fo:text-align="center" style:justify-single-word="false"/>
      <style:text-properties officeooo:rsid="0124de19" officeooo:paragraph-rsid="0124de19"/>
    </style:style>
    <style:style style:name="P18" style:family="paragraph" style:parent-style-name="Text_20_body">
      <style:paragraph-properties fo:text-align="center" style:justify-single-word="false"/>
      <style:text-properties officeooo:rsid="0124de19" officeooo:paragraph-rsid="02b772dc"/>
    </style:style>
    <style:style style:name="P19" style:family="paragraph" style:parent-style-name="Text_20_body">
      <style:paragraph-properties fo:text-align="center" style:justify-single-word="false"/>
      <style:text-properties officeooo:rsid="0124de19" officeooo:paragraph-rsid="0402971e"/>
    </style:style>
    <style:style style:name="P20" style:family="paragraph" style:parent-style-name="Text_20_body">
      <style:paragraph-properties fo:text-align="start" style:justify-single-word="false"/>
      <style:text-properties officeooo:rsid="0145c5cf" officeooo:paragraph-rsid="0145c5cf"/>
    </style:style>
    <style:style style:name="P21" style:family="paragraph" style:parent-style-name="Text_20_body">
      <style:paragraph-properties fo:text-align="center" style:justify-single-word="false"/>
      <style:text-properties officeooo:rsid="0145c5cf" officeooo:paragraph-rsid="0145c5cf"/>
    </style:style>
    <style:style style:name="P22" style:family="paragraph" style:parent-style-name="Text_20_body">
      <style:text-properties officeooo:paragraph-rsid="01e4d73c"/>
    </style:style>
    <style:style style:name="P23" style:family="paragraph" style:parent-style-name="Text_20_body">
      <style:text-properties officeooo:paragraph-rsid="03f4401d"/>
    </style:style>
    <style:style style:name="P24" style:family="paragraph" style:parent-style-name="Text_20_body">
      <style:paragraph-properties fo:text-align="center" style:justify-single-word="false"/>
      <style:text-properties officeooo:rsid="03fa95f4" officeooo:paragraph-rsid="03fa95f4"/>
    </style:style>
    <style:style style:name="P25" style:family="paragraph" style:parent-style-name="Text_20_body">
      <style:paragraph-properties fo:text-align="start" style:justify-single-word="false"/>
      <style:text-properties officeooo:rsid="01446b2e"/>
    </style:style>
    <style:style style:name="P26" style:family="paragraph" style:parent-style-name="Text_20_body">
      <style:paragraph-properties fo:text-align="start" style:justify-single-word="false"/>
      <style:text-properties officeooo:rsid="01446b2e" officeooo:paragraph-rsid="0402971e"/>
    </style:style>
    <style:style style:name="P27" style:family="paragraph" style:parent-style-name="Text_20_body">
      <style:paragraph-properties fo:text-align="start" style:justify-single-word="false"/>
      <style:text-properties officeooo:rsid="01446b2e" officeooo:paragraph-rsid="02be5f8d"/>
    </style:style>
    <style:style style:name="P28" style:family="paragraph" style:parent-style-name="Text_20_body">
      <style:paragraph-properties fo:text-align="start" style:justify-single-word="false"/>
      <style:text-properties officeooo:rsid="02bacc92" officeooo:paragraph-rsid="01047960"/>
    </style:style>
    <style:style style:name="P29" style:family="paragraph" style:parent-style-name="Text_20_body">
      <style:text-properties officeooo:rsid="00e523a5" officeooo:paragraph-rsid="04a88e0e"/>
    </style:style>
    <style:style style:name="P30" style:family="paragraph" style:parent-style-name="Text_20_body">
      <style:paragraph-properties fo:text-align="justify" style:justify-single-word="false"/>
      <style:text-properties officeooo:rsid="04a88e0e" officeooo:paragraph-rsid="04a88e0e"/>
    </style:style>
    <style:style style:name="P31" style:family="paragraph" style:parent-style-name="Text_20_body">
      <style:text-properties officeooo:rsid="04a88e0e" officeooo:paragraph-rsid="04a88e0e"/>
    </style:style>
    <style:style style:name="P32" style:family="paragraph" style:parent-style-name="Text_20_body">
      <style:text-properties officeooo:rsid="04a88e0e" officeooo:paragraph-rsid="04b656e6"/>
    </style:style>
    <style:style style:name="P33" style:family="paragraph" style:parent-style-name="Text_20_body">
      <style:text-properties officeooo:rsid="04a88e0e" officeooo:paragraph-rsid="04b95b7a"/>
    </style:style>
    <style:style style:name="P34" style:family="paragraph" style:parent-style-name="Text_20_body">
      <style:text-properties officeooo:paragraph-rsid="04a88e0e"/>
    </style:style>
    <style:style style:name="P35" style:family="paragraph" style:parent-style-name="Text_20_body">
      <style:text-properties officeooo:paragraph-rsid="04a8b4cb"/>
    </style:style>
    <style:style style:name="P36" style:family="paragraph" style:parent-style-name="Text_20_body">
      <style:text-properties officeooo:paragraph-rsid="04aa08c6"/>
    </style:style>
    <style:style style:name="P37" style:family="paragraph" style:parent-style-name="Text_20_body">
      <style:paragraph-properties fo:text-align="start" style:justify-single-word="false"/>
      <style:text-properties officeooo:rsid="04aa08c6" officeooo:paragraph-rsid="04aa08c6"/>
    </style:style>
    <style:style style:name="P38" style:family="paragraph" style:parent-style-name="Text_20_body">
      <style:text-properties officeooo:rsid="04aa08c6" officeooo:paragraph-rsid="04aa08c6"/>
    </style:style>
    <style:style style:name="P39" style:family="paragraph" style:parent-style-name="Text_20_body">
      <style:text-properties officeooo:paragraph-rsid="04b656e6"/>
    </style:style>
    <style:style style:name="P40" style:family="paragraph" style:parent-style-name="Text_20_body">
      <style:paragraph-properties fo:text-align="justify" style:justify-single-word="false"/>
      <style:text-properties fo:color="#800000" officeooo:rsid="019a039c" officeooo:paragraph-rsid="02083b1c"/>
    </style:style>
    <style:style style:name="P41" style:family="paragraph" style:parent-style-name="Standard">
      <style:paragraph-properties fo:margin-left="3.1354in" fo:margin-right="0in" fo:text-align="justify" style:justify-single-word="false" fo:text-indent="0in" style:auto-text-indent="false"/>
      <style:text-properties fo:font-size="12pt" style:font-size-asian="12pt" style:font-size-complex="12pt"/>
    </style:style>
    <style:style style:name="P42" style:family="paragraph" style:parent-style-name="Heading">
      <style:paragraph-properties fo:text-align="center" style:justify-single-word="false" fo:break-before="page"/>
      <style:text-properties fo:font-weight="bold" style:font-weight-asian="bold" style:font-weight-complex="bold"/>
    </style:style>
    <style:style style:name="P43" style:family="paragraph" style:parent-style-name="Standard">
      <style:paragraph-properties fo:text-align="center" style:justify-single-word="false"/>
      <style:text-properties fo:font-size="14pt" style:font-size-asian="14pt" style:font-size-complex="14pt"/>
    </style:style>
    <style:style style:name="P44" style:family="paragraph" style:parent-style-name="Standard">
      <style:paragraph-properties fo:text-align="end" style:justify-single-word="false"/>
      <style:text-properties fo:font-size="14pt" style:font-size-asian="14pt" style:font-size-complex="14pt"/>
    </style:style>
    <style:style style:name="P45" style:family="paragraph" style:parent-style-name="Standard">
      <style:paragraph-properties fo:text-align="center" style:justify-single-word="false"/>
      <style:text-properties fo:font-size="14pt" officeooo:rsid="01954682" officeooo:paragraph-rsid="01954682" style:font-size-asian="14pt" style:font-size-complex="14pt"/>
    </style:style>
    <style:style style:name="P46" style:family="paragraph" style:parent-style-name="Standard">
      <style:paragraph-properties fo:text-align="center" style:justify-single-word="false"/>
      <style:text-properties fo:font-size="14pt" officeooo:rsid="0196b6cb" officeooo:paragraph-rsid="04a88e0e" style:font-size-asian="14pt" style:font-size-complex="14pt"/>
    </style:style>
    <style:style style:name="P47" style:family="paragraph" style:parent-style-name="Standard">
      <style:paragraph-properties fo:text-align="end" style:justify-single-word="false"/>
      <style:text-properties fo:font-size="12pt" style:font-size-asian="12pt" style:font-size-complex="12pt"/>
    </style:style>
    <style:style style:name="P48" style:family="paragraph" style:parent-style-name="Standard">
      <style:paragraph-properties fo:text-align="center" style:justify-single-word="false"/>
      <style:text-properties fo:font-size="12pt" officeooo:rsid="019497f5" officeooo:paragraph-rsid="019497f5" style:font-size-asian="12pt" style:font-size-complex="12pt"/>
    </style:style>
    <style:style style:name="P49" style:family="paragraph" style:parent-style-name="Standard">
      <style:paragraph-properties fo:text-align="center" style:justify-single-word="false"/>
      <style:text-properties fo:font-size="12pt" style:font-size-asian="10.5pt" style:font-size-complex="12pt"/>
    </style:style>
    <style:style style:name="P50" style:family="paragraph" style:parent-style-name="Standard">
      <style:text-properties officeooo:paragraph-rsid="019a039c"/>
    </style:style>
    <style:style style:name="P51" style:family="paragraph" style:parent-style-name="Standard">
      <style:paragraph-properties fo:text-align="center" style:justify-single-word="false"/>
      <style:text-properties officeooo:rsid="01095548" officeooo:paragraph-rsid="01095548"/>
    </style:style>
    <style:style style:name="P52" style:family="paragraph" style:parent-style-name="Standard">
      <style:paragraph-properties fo:text-align="center" style:justify-single-word="false"/>
      <style:text-properties officeooo:rsid="0109611a" officeooo:paragraph-rsid="0109611a"/>
    </style:style>
    <style:style style:name="P53" style:family="paragraph" style:parent-style-name="Standard">
      <style:paragraph-properties fo:text-align="center" style:justify-single-word="false"/>
      <style:text-properties officeooo:rsid="0145c5cf" officeooo:paragraph-rsid="0145c5cf"/>
    </style:style>
    <style:style style:name="P54" style:family="paragraph" style:parent-style-name="Standard">
      <style:paragraph-properties fo:text-align="center" style:justify-single-word="false"/>
      <style:text-properties officeooo:rsid="0145c5cf" officeooo:paragraph-rsid="04042499"/>
    </style:style>
    <style:style style:name="P55" style:family="paragraph" style:parent-style-name="Standard">
      <style:text-properties officeooo:paragraph-rsid="03f4401d"/>
    </style:style>
    <style:style style:name="P56" style:family="paragraph" style:parent-style-name="Standard">
      <style:paragraph-properties fo:text-align="center" style:justify-single-word="false"/>
      <style:text-properties officeooo:rsid="0402971e" officeooo:paragraph-rsid="0402971e"/>
    </style:style>
    <style:style style:name="P57" style:family="paragraph" style:parent-style-name="Standard">
      <style:paragraph-properties fo:text-align="center" style:justify-single-word="false"/>
      <style:text-properties officeooo:rsid="040859b5" officeooo:paragraph-rsid="040859b5"/>
    </style:style>
    <style:style style:name="P58" style:family="paragraph" style:parent-style-name="Standard">
      <style:paragraph-properties fo:text-align="center" style:justify-single-word="false"/>
      <style:text-properties officeooo:rsid="0408d127" officeooo:paragraph-rsid="0408d127"/>
    </style:style>
    <style:style style:name="P59" style:family="paragraph" style:parent-style-name="Standard">
      <style:paragraph-properties fo:text-align="center" style:justify-single-word="false"/>
      <style:text-properties officeooo:rsid="040a0e9f" officeooo:paragraph-rsid="040a0e9f"/>
    </style:style>
    <style:style style:name="P60" style:family="paragraph" style:parent-style-name="Standard">
      <style:paragraph-properties fo:text-align="center" style:justify-single-word="false"/>
      <style:text-properties officeooo:rsid="04042499" officeooo:paragraph-rsid="0107f628"/>
    </style:style>
    <style:style style:name="P61" style:family="paragraph" style:parent-style-name="Standard">
      <style:paragraph-properties fo:text-align="center" style:justify-single-word="false"/>
      <style:text-properties officeooo:rsid="03fee8f4" officeooo:paragraph-rsid="0107f628"/>
    </style:style>
    <style:style style:name="P62" style:family="paragraph" style:parent-style-name="Standard">
      <style:paragraph-properties fo:text-align="center" style:justify-single-word="false"/>
      <style:text-properties officeooo:rsid="0400e6bb" officeooo:paragraph-rsid="0107f628"/>
    </style:style>
    <style:style style:name="P63" style:family="paragraph" style:parent-style-name="Standard">
      <style:paragraph-properties fo:text-align="center" style:justify-single-word="false"/>
      <style:text-properties officeooo:rsid="04026566" officeooo:paragraph-rsid="0107f628"/>
    </style:style>
    <style:style style:name="P64" style:family="paragraph" style:parent-style-name="Standard">
      <style:paragraph-properties fo:text-align="start" style:justify-single-word="false"/>
      <style:text-properties officeooo:rsid="02bacc92" officeooo:paragraph-rsid="01046553"/>
    </style:style>
    <style:style style:name="P65" style:family="paragraph" style:parent-style-name="Standard">
      <style:paragraph-properties fo:text-align="center" style:justify-single-word="false"/>
      <style:text-properties officeooo:rsid="04056c0f" officeooo:paragraph-rsid="0107f628"/>
    </style:style>
    <style:style style:name="P66" style:family="paragraph" style:parent-style-name="Standard">
      <style:paragraph-properties fo:text-align="center" style:justify-single-word="false"/>
      <style:text-properties officeooo:rsid="0408d707" officeooo:paragraph-rsid="0408d707"/>
    </style:style>
    <style:style style:name="P67" style:family="paragraph" style:parent-style-name="Standard">
      <style:text-properties officeooo:rsid="04aa08c6" officeooo:paragraph-rsid="04aa08c6"/>
    </style:style>
    <style:style style:name="P68" style:family="paragraph" style:parent-style-name="Standard">
      <style:paragraph-properties fo:margin-left="3.1457in" fo:margin-right="0in" fo:text-align="justify" style:justify-single-word="false" fo:text-indent="0in" style:auto-text-indent="false"/>
      <style:text-properties fo:font-size="12pt" style:font-size-asian="12pt" style:font-size-complex="12pt"/>
    </style:style>
    <style:style style:name="P69" style:family="paragraph" style:parent-style-name="Text_20_body">
      <style:paragraph-properties fo:margin-left="3.1457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70" style:family="paragraph" style:parent-style-name="Heading">
      <style:paragraph-properties fo:text-align="center" style:justify-single-word="false"/>
      <style:text-properties fo:font-weight="bold" style:font-weight-asian="bold" style:font-weight-complex="bold"/>
    </style:style>
    <style:style style:name="P71" style:family="paragraph" style:parent-style-name="Header">
      <style:paragraph-properties fo:line-height="115%" fo:text-align="center" style:justify-single-word="false"/>
      <style:text-properties fo:font-size="12pt" fo:font-weight="bold" style:font-size-asian="12pt" style:font-weight-asian="bold" style:font-name-complex="Arial1" style:font-size-complex="12pt"/>
    </style:style>
    <style:style style:name="P72" style:family="paragraph" style:parent-style-name="Resumo">
      <style:text-properties fo:color="#800000" officeooo:paragraph-rsid="037edc24"/>
    </style:style>
    <style:style style:name="P73" style:family="paragraph" style:parent-style-name="Standard">
      <style:text-properties officeooo:paragraph-rsid="0517a653"/>
    </style:style>
    <style:style style:name="P74" style:family="paragraph" style:parent-style-name="Text_20_body" style:list-style-name="L14">
      <style:text-properties officeooo:rsid="04a88e0e" officeooo:paragraph-rsid="04a88e0e"/>
    </style:style>
    <style:style style:name="P75" style:family="paragraph" style:parent-style-name="Text_20_body">
      <style:paragraph-properties fo:text-align="justify" style:justify-single-word="false"/>
      <style:text-properties officeooo:rsid="04a88e0e" officeooo:paragraph-rsid="04c51ad8"/>
    </style:style>
    <style:style style:name="P76" style:family="paragraph" style:parent-style-name="Text_20_body">
      <style:paragraph-properties fo:text-align="justify" style:justify-single-word="false"/>
      <style:text-properties officeooo:rsid="04a88e0e" officeooo:paragraph-rsid="04f465cb"/>
    </style:style>
    <style:style style:name="P77" style:family="paragraph" style:parent-style-name="Text_20_body">
      <style:paragraph-properties fo:text-align="justify" style:justify-single-word="false"/>
      <style:text-properties officeooo:rsid="04a88e0e" officeooo:paragraph-rsid="0506f5ef"/>
    </style:style>
    <style:style style:name="P78" style:family="paragraph" style:parent-style-name="Text_20_body">
      <style:paragraph-properties fo:text-align="justify" style:justify-single-word="false"/>
      <style:text-properties officeooo:rsid="04a88e0e" officeooo:paragraph-rsid="04bbd93a"/>
    </style:style>
    <style:style style:name="P79" style:family="paragraph" style:parent-style-name="Text_20_body">
      <style:text-properties officeooo:rsid="04a88e0e" officeooo:paragraph-rsid="04cd0b18"/>
    </style:style>
    <style:style style:name="P80" style:family="paragraph" style:parent-style-name="Text_20_body">
      <style:text-properties officeooo:rsid="04a88e0e" officeooo:paragraph-rsid="04a88e0e"/>
    </style:style>
    <style:style style:name="P81" style:family="paragraph" style:parent-style-name="Text_20_body">
      <style:text-properties officeooo:rsid="04a88e0e" officeooo:paragraph-rsid="04f2ace4"/>
    </style:style>
    <style:style style:name="P82" style:family="paragraph" style:parent-style-name="Text_20_body">
      <style:text-properties officeooo:rsid="04bf8ab6" officeooo:paragraph-rsid="04bf8ab6"/>
    </style:style>
    <style:style style:name="P83" style:family="paragraph" style:parent-style-name="Text_20_body">
      <style:text-properties officeooo:rsid="04c0a1db" officeooo:paragraph-rsid="04c0a1db"/>
    </style:style>
    <style:style style:name="P84" style:family="paragraph" style:parent-style-name="Text_20_body">
      <style:paragraph-properties fo:text-align="justify" style:justify-single-word="false"/>
      <style:text-properties officeooo:rsid="04c0a1db" officeooo:paragraph-rsid="04c0a1db"/>
    </style:style>
    <style:style style:name="P85" style:family="paragraph" style:parent-style-name="Text_20_body">
      <style:paragraph-properties fo:text-align="justify" style:justify-single-word="false"/>
      <style:text-properties officeooo:paragraph-rsid="04c0a1db"/>
    </style:style>
    <style:style style:name="P86" style:family="paragraph" style:parent-style-name="Text_20_body">
      <style:paragraph-properties fo:text-align="justify" style:justify-single-word="false"/>
      <style:text-properties officeooo:paragraph-rsid="04ddd9dd"/>
    </style:style>
    <style:style style:name="P87" style:family="paragraph" style:parent-style-name="Text_20_body">
      <style:paragraph-properties fo:text-align="justify" style:justify-single-word="false"/>
      <style:text-properties officeooo:paragraph-rsid="04f7dbc9"/>
    </style:style>
    <style:style style:name="P88" style:family="paragraph" style:parent-style-name="Text_20_body">
      <style:paragraph-properties fo:text-align="center" style:justify-single-word="false"/>
      <style:text-properties fo:font-weight="bold" style:font-weight-asian="bold" style:font-weight-complex="bold"/>
    </style:style>
    <style:style style:name="P89" style:family="paragraph" style:parent-style-name="Text_20_body">
      <style:paragraph-properties fo:text-align="justify" style:justify-single-word="false"/>
      <style:text-properties fo:font-weight="bold" officeooo:rsid="04d4d4b3" officeooo:paragraph-rsid="04d4d4b3" style:font-weight-asian="bold" style:font-weight-complex="bold"/>
    </style:style>
    <style:style style:name="P90" style:family="paragraph" style:parent-style-name="Text_20_body">
      <style:text-properties officeooo:rsid="04d4751b" officeooo:paragraph-rsid="04d4751b"/>
    </style:style>
    <style:style style:name="P91" style:family="paragraph" style:parent-style-name="Text_20_body">
      <style:text-properties officeooo:paragraph-rsid="04a88e0e"/>
    </style:style>
    <style:style style:name="P92" style:family="paragraph" style:parent-style-name="Text_20_body">
      <style:paragraph-properties fo:text-align="justify" style:justify-single-word="false"/>
      <style:text-properties officeooo:rsid="019a039c" officeooo:paragraph-rsid="04a88e0e"/>
    </style:style>
    <style:style style:name="P93" style:family="paragraph" style:parent-style-name="Text_20_body">
      <style:paragraph-properties fo:text-align="justify" style:justify-single-word="false"/>
      <style:text-properties officeooo:rsid="019a039c" officeooo:paragraph-rsid="04ec144f"/>
    </style:style>
    <style:style style:name="P94" style:family="paragraph" style:parent-style-name="Text_20_body">
      <style:paragraph-properties fo:text-align="justify" style:justify-single-word="false"/>
      <style:text-properties officeooo:rsid="04d496aa" officeooo:paragraph-rsid="04d496aa"/>
    </style:style>
    <style:style style:name="P95" style:family="paragraph" style:parent-style-name="Text_20_body">
      <style:paragraph-properties fo:text-align="justify" style:justify-single-word="false"/>
      <style:text-properties officeooo:rsid="04d4d4b3" officeooo:paragraph-rsid="04d4d4b3"/>
    </style:style>
    <style:style style:name="P96" style:family="paragraph" style:parent-style-name="Text_20_body">
      <style:paragraph-properties fo:text-align="justify" style:justify-single-word="false"/>
      <style:text-properties fo:font-weight="normal" officeooo:rsid="04d4d4b3" officeooo:paragraph-rsid="04daebc5" style:font-weight-asian="normal" style:font-weight-complex="normal"/>
    </style:style>
    <style:style style:name="P97" style:family="paragraph" style:parent-style-name="Text_20_body">
      <style:paragraph-properties fo:text-align="justify" style:justify-single-word="false"/>
      <style:text-properties fo:font-weight="normal" officeooo:rsid="04db7d66" officeooo:paragraph-rsid="04db7d66" style:font-weight-asian="normal" style:font-weight-complex="normal"/>
    </style:style>
    <style:style style:name="P98" style:family="paragraph" style:parent-style-name="Text_20_body">
      <style:paragraph-properties fo:text-align="justify" style:justify-single-word="false"/>
      <style:text-properties fo:font-weight="normal" officeooo:rsid="04dd3717" officeooo:paragraph-rsid="04dd3717" style:font-weight-asian="normal" style:font-weight-complex="normal"/>
    </style:style>
    <style:style style:name="P99" style:family="paragraph" style:parent-style-name="Text_20_body">
      <style:text-properties officeooo:rsid="04dc72ba" officeooo:paragraph-rsid="04eb2161"/>
    </style:style>
    <style:style style:name="P100" style:family="paragraph" style:parent-style-name="Text_20_body">
      <style:paragraph-properties fo:text-align="justify" style:justify-single-word="false"/>
      <style:text-properties officeooo:rsid="04dd3717" officeooo:paragraph-rsid="04dd3717"/>
    </style:style>
    <style:style style:name="P101" style:family="paragraph" style:parent-style-name="Text_20_body">
      <style:text-properties officeooo:paragraph-rsid="04ddd9dd"/>
    </style:style>
    <style:style style:name="P102" style:family="paragraph" style:parent-style-name="Text_20_body">
      <style:text-properties officeooo:paragraph-rsid="04aa08c6"/>
    </style:style>
    <style:style style:name="P103" style:family="paragraph" style:parent-style-name="Text_20_body">
      <style:text-properties officeooo:paragraph-rsid="04e0e2d3"/>
    </style:style>
    <style:style style:name="P104" style:family="paragraph" style:parent-style-name="Text_20_body">
      <style:text-properties officeooo:paragraph-rsid="04a8b4cb"/>
    </style:style>
    <style:style style:name="P105" style:family="paragraph" style:parent-style-name="Text_20_body">
      <style:text-properties officeooo:paragraph-rsid="04e1b8ea"/>
    </style:style>
    <style:style style:name="P106" style:family="paragraph" style:parent-style-name="Text_20_body">
      <style:text-properties officeooo:paragraph-rsid="04e300a4"/>
    </style:style>
    <style:style style:name="P107" style:family="paragraph" style:parent-style-name="Text_20_body">
      <style:paragraph-properties fo:text-align="start" style:justify-single-word="false"/>
      <style:text-properties officeooo:rsid="04aa08c6" officeooo:paragraph-rsid="04aa08c6"/>
    </style:style>
    <style:style style:name="P108" style:family="paragraph" style:parent-style-name="Text_20_body">
      <style:text-properties officeooo:rsid="04aa08c6" officeooo:paragraph-rsid="04aa08c6"/>
    </style:style>
    <style:style style:name="P109" style:family="paragraph" style:parent-style-name="Text_20_body">
      <style:text-properties officeooo:rsid="04aa08c6" officeooo:paragraph-rsid="050f7901"/>
    </style:style>
    <style:style style:name="P110" style:family="paragraph" style:parent-style-name="Text_20_body">
      <style:text-properties officeooo:rsid="04aa08c6" officeooo:paragraph-rsid="0517a653"/>
    </style:style>
    <style:style style:name="P111" style:family="paragraph" style:parent-style-name="Text_20_body">
      <style:paragraph-properties fo:text-align="start" style:justify-single-word="false"/>
      <style:text-properties officeooo:rsid="04e6297f" officeooo:paragraph-rsid="04aa08c6"/>
    </style:style>
    <style:style style:name="P112" style:family="paragraph" style:parent-style-name="Text_20_body">
      <style:text-properties officeooo:rsid="04ea2fdb" officeooo:paragraph-rsid="04eb2161"/>
    </style:style>
    <style:style style:name="P113" style:family="paragraph" style:parent-style-name="Text_20_body">
      <style:text-properties officeooo:rsid="04ea2fdb" officeooo:paragraph-rsid="04ed1494"/>
    </style:style>
    <style:style style:name="P114" style:family="paragraph" style:parent-style-name="Text_20_body">
      <style:paragraph-properties fo:text-align="justify" style:justify-single-word="false"/>
      <style:text-properties officeooo:rsid="04ee1eef" officeooo:paragraph-rsid="04ee1eef"/>
    </style:style>
    <style:style style:name="P115" style:family="paragraph" style:parent-style-name="Text_20_body">
      <style:paragraph-properties fo:text-align="justify" style:justify-single-word="false"/>
      <style:text-properties officeooo:rsid="04ee4f9b" officeooo:paragraph-rsid="04ee4f9b"/>
    </style:style>
    <style:style style:name="P116" style:family="paragraph" style:parent-style-name="Text_20_body">
      <style:paragraph-properties fo:text-align="justify" style:justify-single-word="false"/>
      <style:text-properties officeooo:rsid="04f01a9b" officeooo:paragraph-rsid="04f01a9b"/>
    </style:style>
    <style:style style:name="P117" style:family="paragraph" style:parent-style-name="Text_20_body">
      <style:text-properties officeooo:paragraph-rsid="04fe1c01"/>
    </style:style>
    <style:style style:name="P118" style:family="paragraph" style:parent-style-name="Text_20_body">
      <style:text-properties officeooo:rsid="04fe1c01" officeooo:paragraph-rsid="04fe1c01"/>
    </style:style>
    <style:style style:name="P119" style:family="paragraph" style:parent-style-name="Text_20_body">
      <style:text-properties officeooo:paragraph-rsid="0505b6d0"/>
    </style:style>
    <style:style style:name="P120" style:family="paragraph" style:parent-style-name="Text_20_body">
      <style:text-properties officeooo:paragraph-rsid="05090d3a"/>
    </style:style>
    <style:style style:name="P121" style:family="paragraph" style:parent-style-name="Text_20_body">
      <style:text-properties officeooo:paragraph-rsid="050d881c"/>
    </style:style>
    <style:style style:name="P122" style:family="paragraph" style:parent-style-name="Text_20_body">
      <style:text-properties officeooo:paragraph-rsid="050f7901"/>
    </style:style>
    <style:style style:name="P123" style:family="paragraph" style:parent-style-name="Text_20_body">
      <style:text-properties officeooo:paragraph-rsid="0512cf88"/>
    </style:style>
    <style:style style:name="P124" style:family="paragraph" style:parent-style-name="Text_20_body">
      <style:text-properties officeooo:rsid="03398894" officeooo:paragraph-rsid="04a88e0e"/>
    </style:style>
    <style:style style:name="P125" style:family="paragraph" style:parent-style-name="Heading_20_2">
      <style:text-properties officeooo:rsid="04afb7b7" officeooo:paragraph-rsid="04afb7b7"/>
    </style:style>
    <style:style style:name="P126" style:family="paragraph" style:parent-style-name="Heading_20_2">
      <style:text-properties officeooo:paragraph-rsid="04a88e0e"/>
    </style:style>
    <style:style style:name="P127" style:family="paragraph" style:parent-style-name="Heading_20_2">
      <style:text-properties officeooo:paragraph-rsid="04a8b4cb"/>
    </style:style>
    <style:style style:name="P128" style:family="paragraph" style:parent-style-name="Heading_20_2">
      <style:text-properties officeooo:paragraph-rsid="04aa08c6"/>
    </style:style>
    <style:style style:name="P129" style:family="paragraph" style:parent-style-name="Heading_20_2">
      <style:paragraph-properties fo:text-align="justify" style:justify-single-word="false"/>
      <style:text-properties officeooo:rsid="04c0a1db" officeooo:paragraph-rsid="04c0a1db"/>
    </style:style>
    <style:style style:name="P130" style:family="paragraph" style:parent-style-name="Heading_20_2">
      <style:text-properties officeooo:paragraph-rsid="04c0a1db"/>
    </style:style>
    <style:style style:name="P131" style:family="paragraph" style:parent-style-name="Heading_20_2">
      <style:paragraph-properties fo:text-align="justify" style:justify-single-word="false"/>
      <style:text-properties officeooo:paragraph-rsid="04c0a1db"/>
    </style:style>
    <style:style style:name="P132" style:family="paragraph" style:parent-style-name="Heading_20_2">
      <style:text-properties officeooo:paragraph-rsid="04e0e2d3"/>
    </style:style>
    <style:style style:name="P133" style:family="paragraph" style:parent-style-name="Heading_20_2">
      <style:text-properties officeooo:paragraph-rsid="05090d3a"/>
    </style:style>
    <style:style style:name="P134" style:family="paragraph" style:parent-style-name="Heading_20_2">
      <style:text-properties officeooo:paragraph-rsid="050b0188"/>
    </style:style>
    <style:style style:name="P135" style:family="paragraph" style:parent-style-name="Heading_20_2">
      <loext:graphic-properties draw:fill="none"/>
      <style:text-properties officeooo:paragraph-rsid="050f7901"/>
    </style:style>
    <style:style style:name="P136" style:family="paragraph" style:parent-style-name="Heading_20_2">
      <style:text-properties officeooo:paragraph-rsid="0512cf88"/>
    </style:style>
    <style:style style:name="P137" style:family="paragraph" style:parent-style-name="Heading_20_2">
      <style:text-properties officeooo:paragraph-rsid="0517a653"/>
    </style:style>
    <style:style style:name="P138" style:family="paragraph" style:parent-style-name="Heading_20_2">
      <style:text-properties officeooo:paragraph-rsid="051d7603"/>
    </style:style>
    <style:style style:name="P139" style:family="paragraph" style:parent-style-name="Heading_20_2">
      <style:text-properties officeooo:paragraph-rsid="051e9e2a"/>
    </style:style>
    <style:style style:name="P140" style:family="paragraph" style:parent-style-name="Heading_20_1">
      <style:text-properties fo:font-size="14pt" officeooo:paragraph-rsid="01177e5c" style:font-size-asian="12.25pt" style:font-size-complex="14pt"/>
    </style:style>
    <style:style style:name="P141" style:family="paragraph" style:parent-style-name="Heading_20_1">
      <style:text-properties fo:font-size="14pt" style:font-size-asian="14pt" style:font-size-complex="14pt"/>
    </style:style>
    <style:style style:name="P142" style:family="paragraph" style:parent-style-name="Heading_20_1">
      <style:paragraph-properties fo:text-align="start" style:justify-single-word="false"/>
      <style:text-properties officeooo:rsid="04aa08c6" officeooo:paragraph-rsid="04aa08c6"/>
    </style:style>
    <style:style style:name="P143" style:family="paragraph" style:parent-style-name="Heading_20_1">
      <style:paragraph-properties fo:text-align="start" style:justify-single-word="false"/>
    </style:style>
    <style:style style:name="P144" style:family="paragraph" style:parent-style-name="Heading_20_1">
      <style:text-properties officeooo:paragraph-rsid="01147434"/>
    </style:style>
    <style:style style:name="P145" style:family="paragraph" style:parent-style-name="Heading_20_1">
      <style:paragraph-properties fo:break-before="page"/>
      <style:text-properties officeooo:paragraph-rsid="01147434"/>
    </style:style>
    <style:style style:name="P146" style:family="paragraph" style:parent-style-name="Heading_20_1">
      <style:paragraph-properties fo:break-before="page"/>
      <style:text-properties officeooo:rsid="04aa08c6" officeooo:paragraph-rsid="04aa08c6"/>
    </style:style>
    <style:style style:name="P147" style:family="paragraph" style:parent-style-name="Contents_20_2">
      <style:paragraph-properties>
        <style:tab-stops>
          <style:tab-stop style:position="6.2992in" style:type="right" style:leader-style="dotted" style:leader-text="."/>
        </style:tab-stops>
      </style:paragraph-properties>
    </style:style>
    <style:style style:name="P148" style:family="paragraph" style:parent-style-name="Heading_20_3">
      <style:text-properties officeooo:paragraph-rsid="04a8b4cb"/>
    </style:style>
    <style:style style:name="P149" style:family="paragraph" style:parent-style-name="Heading_20_3">
      <style:paragraph-properties fo:text-align="justify" style:justify-single-word="false"/>
      <style:text-properties officeooo:rsid="04d4d4b3" officeooo:paragraph-rsid="04d4d4b3"/>
    </style:style>
    <style:style style:name="P150" style:family="paragraph" style:parent-style-name="Heading_20_3">
      <style:paragraph-properties fo:text-align="justify" style:justify-single-word="false"/>
      <style:text-properties officeooo:paragraph-rsid="04d4d4b3"/>
    </style:style>
    <style:style style:name="P151" style:family="paragraph" style:parent-style-name="Heading_20_3">
      <style:paragraph-properties fo:text-align="justify" style:justify-single-word="false"/>
      <style:text-properties officeooo:paragraph-rsid="04c0a1db"/>
    </style:style>
    <style:style style:name="P152" style:family="paragraph" style:parent-style-name="Heading_20_3">
      <style:text-properties officeooo:paragraph-rsid="04e300a4"/>
    </style:style>
    <style:style style:name="P153" style:family="paragraph" style:parent-style-name="Contents_20_4">
      <style:paragraph-properties>
        <style:tab-stops>
          <style:tab-stop style:position="6.2992in" style:type="right" style:leader-style="dotted" style:leader-text="."/>
        </style:tab-stops>
      </style:paragraph-properties>
    </style:style>
    <style:style style:name="P154" style:family="paragraph" style:parent-style-name="Contents_20_1">
      <style:paragraph-properties>
        <style:tab-stops>
          <style:tab-stop style:position="6.2992in" style:type="right" style:leader-style="dotted" style:leader-text="."/>
        </style:tab-stops>
      </style:paragraph-properties>
    </style:style>
    <style:style style:name="P155" style:family="paragraph" style:parent-style-name="Contents_20_3">
      <style:paragraph-properties>
        <style:tab-stops>
          <style:tab-stop style:position="6.2992in" style:type="right" style:leader-style="dotted" style:leader-text="."/>
        </style:tab-stops>
      </style:paragraph-properties>
    </style:style>
    <style:style style:name="P156" style:family="paragraph" style:parent-style-name="Heading_20_4">
      <style:text-properties officeooo:paragraph-rsid="04e300a4"/>
    </style:style>
    <style:style style:name="P157" style:family="paragraph" style:parent-style-name="Table_20_Contents">
      <style:paragraph-properties fo:text-align="start" style:justify-single-word="false"/>
      <style:text-properties style:font-size-asian="10.5pt"/>
    </style:style>
    <style:style style:name="P1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2.25pt" style:font-size-complex="14pt"/>
    </style:style>
    <style:style style:name="T2" style:family="text">
      <style:text-properties fo:font-style="normal" style:font-style-asian="normal" style:font-style-complex="normal"/>
    </style:style>
    <style:style style:name="T3" style:family="text">
      <style:text-properties fo:font-style="normal" officeooo:rsid="01e4d73c" style:font-style-asian="normal" style:font-style-complex="normal"/>
    </style:style>
    <style:style style:name="T4" style:family="text">
      <style:text-properties fo:font-style="normal" fo:font-weight="normal" officeooo:rsid="01bbef5a" style:font-style-asian="normal" style:font-weight-asian="normal" style:font-style-complex="normal" style:font-weight-complex="normal"/>
    </style:style>
    <style:style style:name="T5" style:family="text">
      <style:text-properties fo:font-style="normal" fo:font-weight="normal" officeooo:rsid="04a88e0e" style:font-style-asian="normal" style:font-weight-asian="normal" style:font-style-complex="normal" style:font-weight-complex="normal"/>
    </style:style>
    <style:style style:name="T6" style:family="text">
      <style:text-properties fo:font-style="normal" fo:font-weight="normal" officeooo:rsid="04a8b4cb" style:font-style-asian="normal" style:font-weight-asian="normal" style:font-style-complex="normal" style:font-weight-complex="normal"/>
    </style:style>
    <style:style style:name="T7" style:family="text">
      <style:text-properties fo:font-style="normal" fo:font-weight="normal" officeooo:rsid="04aa08c6" style:font-style-asian="normal" style:font-weight-asian="normal" style:font-style-complex="normal" style:font-weight-complex="normal"/>
    </style:style>
    <style:style style:name="T8" style:family="text">
      <style:text-properties fo:font-style="normal" fo:font-weight="normal" officeooo:rsid="04e0e2d3" style:font-style-asian="normal" style:font-weight-asian="normal" style:font-style-complex="normal" style:font-weight-complex="normal"/>
    </style:style>
    <style:style style:name="T9" style:family="text">
      <style:text-properties fo:font-style="normal" fo:font-weight="normal" officeooo:rsid="04e1b8ea" style:font-style-asian="normal" style:font-weight-asian="normal" style:font-style-complex="normal" style:font-weight-complex="normal"/>
    </style:style>
    <style:style style:name="T10" style:family="text">
      <style:text-properties fo:font-style="normal" fo:font-weight="normal" officeooo:rsid="04e300a4" style:font-style-asian="normal" style:font-weight-asian="normal" style:font-style-complex="normal" style:font-weight-complex="normal"/>
    </style:style>
    <style:style style:name="T11" style:family="text">
      <style:text-properties fo:font-style="normal" fo:font-weight="normal" officeooo:rsid="0505b6d0" style:font-style-asian="normal" style:font-weight-asian="normal" style:font-style-complex="normal" style:font-weight-complex="normal"/>
    </style:style>
    <style:style style:name="T12" style:family="text">
      <style:text-properties fo:font-style="normal" fo:font-weight="normal" officeooo:rsid="05090d3a" style:font-style-asian="normal" style:font-weight-asian="normal" style:font-style-complex="normal" style:font-weight-complex="normal"/>
    </style:style>
    <style:style style:name="T13" style:family="text">
      <style:text-properties fo:font-style="normal" fo:font-weight="normal" officeooo:rsid="050b0188" style:font-style-asian="normal" style:font-weight-asian="normal" style:font-style-complex="normal" style:font-weight-complex="normal"/>
    </style:style>
    <style:style style:name="T14" style:family="text">
      <style:text-properties fo:font-style="normal" fo:font-weight="normal" officeooo:rsid="050d881c" style:font-style-asian="normal" style:font-weight-asian="normal" style:font-style-complex="normal" style:font-weight-complex="normal"/>
    </style:style>
    <style:style style:name="T15" style:family="text">
      <style:text-properties fo:font-style="normal" fo:font-weight="normal" officeooo:rsid="0512cf88" style:font-style-asian="normal" style:font-weight-asian="normal" style:font-style-complex="normal" style:font-weight-complex="normal"/>
    </style:style>
    <style:style style:name="T16" style:family="text">
      <style:text-properties fo:font-style="normal" fo:font-weight="normal" officeooo:rsid="05159ea4" style:font-style-asian="normal" style:font-weight-asian="normal" style:font-style-complex="normal" style:font-weight-complex="normal"/>
    </style:style>
    <style:style style:name="T17" style:family="text">
      <style:text-properties fo:font-style="normal" fo:font-weight="normal" officeooo:rsid="051d7603" style:font-style-asian="normal" style:font-weight-asian="normal" style:font-style-complex="normal" style:font-weight-complex="normal"/>
    </style:style>
    <style:style style:name="T18" style:family="text">
      <style:text-properties fo:font-style="normal" fo:font-weight="normal" officeooo:rsid="051e9e2a" style:font-style-asian="normal" style:font-weight-asian="normal" style:font-style-complex="normal" style:font-weight-complex="normal"/>
    </style:style>
    <style:style style:name="T19" style:family="text">
      <style:text-properties fo:font-style="normal" fo:font-weight="bold" officeooo:rsid="04a8b4cb" style:font-style-asian="normal" style:font-weight-asian="bold" style:font-style-complex="normal" style:font-weight-complex="bold"/>
    </style:style>
    <style:style style:name="T20" style:family="text">
      <style:text-properties style:font-size-asian="12pt"/>
    </style:style>
    <style:style style:name="T21" style:family="text">
      <style:text-properties officeooo:rsid="04a88e0e" style:font-size-asian="12pt"/>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weight="normal" officeooo:rsid="027bb5b6" style:font-size-asian="12pt" style:font-weight-asian="normal" style:font-size-complex="12pt" style:font-weight-complex="normal"/>
    </style:style>
    <style:style style:name="T24" style:family="text">
      <style:text-properties officeooo:rsid="012449d5"/>
    </style:style>
    <style:style style:name="T25" style:family="text">
      <style:text-properties officeooo:rsid="0128395e"/>
    </style:style>
    <style:style style:name="T26" style:family="text">
      <style:text-properties officeooo:rsid="01446b2e"/>
    </style:style>
    <style:style style:name="T27" style:family="text">
      <style:text-properties officeooo:rsid="0184ab4f"/>
    </style:style>
    <style:style style:name="T28" style:family="text">
      <style:text-properties officeooo:rsid="02be5f8d"/>
    </style:style>
    <style:style style:name="T29" style:family="text">
      <style:text-properties officeooo:rsid="035a3f1b"/>
    </style:style>
    <style:style style:name="T30" style:family="text">
      <style:text-properties officeooo:rsid="04042499"/>
    </style:style>
    <style:style style:name="T31" style:family="text">
      <style:text-properties officeooo:rsid="04067541"/>
    </style:style>
    <style:style style:name="T32" style:family="text">
      <style:text-properties officeooo:rsid="0408d127"/>
    </style:style>
    <style:style style:name="T33" style:family="text">
      <style:text-properties officeooo:rsid="040a0e9f"/>
    </style:style>
    <style:style style:name="T34" style:family="text">
      <style:text-properties officeooo:rsid="040ada32"/>
    </style:style>
    <style:style style:name="T35" style:family="text">
      <style:text-properties officeooo:rsid="04a88e0e"/>
    </style:style>
    <style:style style:name="T36" style:family="text">
      <style:text-properties fo:color="#800000" officeooo:rsid="04c0a1db"/>
    </style:style>
    <style:style style:name="T37" style:family="text">
      <style:text-properties officeooo:rsid="04afb7b7"/>
    </style:style>
    <style:style style:name="T38" style:family="text">
      <style:text-properties officeooo:rsid="04c0a1db"/>
    </style:style>
    <style:style style:name="T39" style:family="text">
      <style:text-properties style:use-window-font-color="true" officeooo:rsid="04c0a1db"/>
    </style:style>
    <style:style style:name="T40" style:family="text">
      <style:text-properties style:use-window-font-color="true" officeooo:rsid="04cbbac2"/>
    </style:style>
    <style:style style:name="T41" style:family="text">
      <style:text-properties style:use-window-font-color="true" officeooo:rsid="04d15ef8"/>
    </style:style>
    <style:style style:name="T42" style:family="text">
      <style:text-properties fo:font-weight="normal" style:font-weight-asian="normal" style:font-weight-complex="normal"/>
    </style:style>
    <style:style style:name="T43" style:family="text">
      <style:text-properties officeooo:rsid="04c8a31d"/>
    </style:style>
    <style:style style:name="T44" style:family="text">
      <style:text-properties officeooo:rsid="04ca0d0c"/>
    </style:style>
    <style:style style:name="T45" style:family="text">
      <style:text-properties officeooo:rsid="04cd0b18"/>
    </style:style>
    <style:style style:name="T46" style:family="text">
      <style:text-properties officeooo:rsid="04ce5421"/>
    </style:style>
    <style:style style:name="T47" style:family="text">
      <style:text-properties officeooo:rsid="04d4751b"/>
    </style:style>
    <style:style style:name="T48" style:family="text">
      <style:text-properties officeooo:rsid="04d496aa"/>
    </style:style>
    <style:style style:name="T49" style:family="text">
      <style:text-properties officeooo:rsid="04d4d4b3"/>
    </style:style>
    <style:style style:name="T50" style:family="text">
      <style:text-properties officeooo:rsid="04ed1494"/>
    </style:style>
    <style:style style:name="T51" style:family="text">
      <style:text-properties officeooo:rsid="04f07ff5"/>
    </style:style>
    <style:style style:name="T52" style:family="text">
      <style:text-properties officeooo:rsid="04f1ba3d"/>
    </style:style>
    <style:style style:name="T53" style:family="text">
      <style:text-properties officeooo:rsid="04f9771b"/>
    </style:style>
    <style:style style:name="T54" style:family="text">
      <style:text-properties officeooo:rsid="04fb6391"/>
    </style:style>
    <style:style style:name="T55" style:family="text">
      <style:text-properties officeooo:rsid="04fc944d"/>
    </style:style>
    <style:style style:name="T56" style:family="text">
      <style:text-properties officeooo:rsid="05012f42"/>
    </style:style>
    <style:style style:name="T57" style:family="text">
      <style:text-properties officeooo:rsid="05024a94"/>
    </style:style>
    <style:style style:name="T5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43">INSTITUTO FEDERAL<office:annotation><dc:creator>Unknown Author</dc:creator><dc:date>2015-04-06T21:14:52</dc:date><text:list text:style-name=""><text:list-item><text:p text:style-name="P158"><text:span text:style-name="T58">Ideias:</text:span></text:p></text:list-item><text:list-item><text:p text:style-name="P158"><text:span text:style-name="T58">Contra argumentos são interessantes na introdução, mas primeiramente os argumentos à favor</text:span></text:p></text:list-item><text:list-item><text:p text:style-name="P158"><text:span text:style-name="T58">Pesquisar sobre isos (9126) de qualidade para ver parâmetros de avaliação (pensar melhor)</text:span></text:p></text:list-item><text:list-item><text:p text:style-name="P158"><text:span text:style-name="T58">Detalhar as plataformas alvo (talvez na introdução (como referência 3))</text:span></text:p></text:list-item><text:list-item><text:p text:style-name="P158"><text:span text:style-name="T58"/></text:p></text:list-item><text:list-item><text:p text:style-name="P158"><text:span text:style-name="T58">Dúvidas:</text:span></text:p></text:list-item><text:list-item><text:p text:style-name="P158"><text:span text:style-name="T58">Metodologia tem que ser no passado?</text:span></text:p></text:list-item><text:list-item><text:p text:style-name="P158"><text:span text:style-name="T58">Onde eu descrevo como foi o processo de criação? (Olhar o pdf de manual do instituto)</text:span></text:p></text:list-item><text:list-item><text:p text:style-name="P158"><text:span text:style-name="T58">Falar sobre as versões dos dispositivos e navegadores que serão testados?</text:span></text:p></text:list-item><text:list-item><text:p text:style-name="P158"><text:span text:style-name="T58"/></text:p></text:list-item><text:list-item><text:p text:style-name="P158"><text:span text:style-name="T58">Colocar fotos do jogo dentro do trabalho</text:span></text:p></text:list-item></text:list></office:annotation> DE EDUCAÇÃO, CIÊNCIA</text:p>
      <text:p text:style-name="P43"><text:s/>E TECNOLOGIA DO RIO GRANDE DO SUL</text:p>
      <text:p text:style-name="P43"><text:s/>CÂMPUS BENTO GONÇALVE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6"><text:span text:style-name="T35">LIMITAÇÕES NO DESENVOLVIMENTO DE JOGOS MULTIPLATAFORMA EM HTML</text:span> 5</text:p>
      <text:p text:style-name="P43"/>
      <text:p text:style-name="P47"/>
      <text:p text:style-name="P47"/>
      <text:p text:style-name="P47"/>
      <text:p text:style-name="P47"/>
      <text:p text:style-name="P47"/>
      <text:p text:style-name="P47"/>
      <text:p text:style-name="P47"/>
      <text:p text:style-name="P47"/>
      <text:p text:style-name="P48">Jean Carlo Machado<text:bookmark-start text:name="__DdeLink__898_916472288"/></text:p>
      <text:p text:style-name="P47"><text:bookmark-end text:name="__DdeLink__898_916472288"/></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9">Bento Gonçalves, J<text:span text:style-name="T20">ulho de 201</text:span><text:span text:style-name="T21">5</text:span><text:span text:style-name="T20">.</text:span></text:p>
      <text:p text:style-name="P45">JEAN CARLO MACHADO</text:p>
      <text:p text:style-name="P43"><text:soft-page-break/></text:p>
      <text:p text:style-name="P43"/>
      <text:p text:style-name="P43"/>
      <text:p text:style-name="P43"/>
      <text:p text:style-name="P43"/>
      <text:p text:style-name="P43"/>
      <text:p text:style-name="P43"/>
      <text:p text:style-name="P43"/>
      <text:p text:style-name="P46"><text:span text:style-name="T35">LIMITAÇÕES NO DESENVOLVIMENTO DE JOGOS MULTIPLATAFORMA EM HTML</text:span> 5 </text:p>
      <text:p text:style-name="P43"/>
      <text:p text:style-name="P43"/>
      <text:p text:style-name="P43"/>
      <text:p text:style-name="P43"/>
      <text:p text:style-name="P43"/>
      <text:p text:style-name="P43"/>
      <text:p text:style-name="P43"/>
      <text:p text:style-name="P41">Proposta de <text:span text:style-name="T25">projeto de</text:span> Trabalho de Conclusão de Curso em Análise e Desenvolvimento de Sistemas do Instituto Federal de Educação, Ciência e Tecnologia do Rio Grande do Sul – Câmpus Bento Gonçalves.</text:p>
      <text:p text:style-name="P6"/>
      <text:p text:style-name="P68">Orientador: <text:span text:style-name="T29">Me. Rafael Jaqu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Bento Gonçalves, Julho de <text:span text:style-name="T35">15</text:span>.</text:p>
      <text:p text:style-name="P42"/>
      <text:p text:style-name="P70"/>
      <text:p text:style-name="P70"><text:bookmark-start text:name="__RefHeading__902_916472288"/>RESUMO<text:bookmark-end text:name="__RefHeading__902_916472288"/></text:p>
      <text:p text:style-name="P88"/>
      <text:p text:style-name="P88"><text:span text:style-name="Strong_20_Emphasis"><text:span text:style-name="T42">Lorem Ipsum</text:span></text:span><text:span text:style-name="T4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72"/>
      <text:p text:style-name="P10"/>
      <text:p text:style-name="Text_20_body"><text:span text:style-name="T22">Palavras-chave: </text:span><text:span text:style-name="T23">Multiplataforma. HTML5.</text:span></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69"/>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54"><text:a xlink:type="simple" xlink:href="#__RefHeading__897_916472288" text:style-name="Index_20_Link" text:visited-style-name="Index_20_Link"><text:s/>1 CONTEXTUALIZAÇÃO<text:tab/>6</text:a></text:p>
          <text:p text:style-name="P147"><text:a xlink:type="simple" xlink:href="#__RefHeading__9164_1141725008" text:style-name="Index_20_Link" text:visited-style-name="Index_20_Link"><text:s/>1.1 JOGOS<text:tab/>6</text:a></text:p>
          <text:p text:style-name="P147"><text:a xlink:type="simple" xlink:href="#__RefHeading__2751_2099756279" text:style-name="Index_20_Link" text:visited-style-name="Index_20_Link"><text:s/>1.2 JOGOs e multiplataforma<text:tab/>6</text:a></text:p>
          <text:p text:style-name="P155"><text:a xlink:type="simple" xlink:href="#__RefHeading__2753_2099756279" text:style-name="Index_20_Link" text:visited-style-name="Index_20_Link"><text:s/>1.2.1 Desenvolvimento de jogos nativos<text:tab/>6</text:a></text:p>
          <text:p text:style-name="P155"><text:a xlink:type="simple" xlink:href="#__RefHeading__3114_2099756279" text:style-name="Index_20_Link" text:visited-style-name="Index_20_Link"><text:s/>1.2.2 Mais custosa a produção<text:tab/>6</text:a></text:p>
          <text:p text:style-name="P155"><text:a xlink:type="simple" xlink:href="#__RefHeading__2755_2099756279" text:style-name="Index_20_Link" text:visited-style-name="Index_20_Link"><text:s/>1.2.3 Desenvolvimento de jogos híbridos<text:tab/>7</text:a></text:p>
          <text:p text:style-name="P155"><text:a xlink:type="simple" xlink:href="#__RefHeading__2757_2099756279" text:style-name="Index_20_Link" text:visited-style-name="Index_20_Link"><text:s/>1.2.4 Desenvolvimento de jogos web<text:tab/>7</text:a></text:p>
          <text:p text:style-name="P147"><text:a xlink:type="simple" xlink:href="#__RefHeading__2759_2099756279" text:style-name="Index_20_Link" text:visited-style-name="Index_20_Link"><text:s/>1.3 HTML e multiplataforma<text:tab/>7</text:a></text:p>
          <text:p text:style-name="P147"><text:a xlink:type="simple" xlink:href="#__RefHeading__2761_2099756279" text:style-name="Index_20_Link" text:visited-style-name="Index_20_Link"><text:s/>1.4 PROblemas dos jogos em html<text:tab/>8</text:a></text:p>
          <text:p text:style-name="P147"><text:a xlink:type="simple" xlink:href="#__RefHeading__10896_1141725008" text:style-name="Index_20_Link" text:visited-style-name="Index_20_Link"><text:s/>1.5 Este trabalho<text:tab/>8</text:a></text:p>
          <text:p text:style-name="P155"><text:a xlink:type="simple" xlink:href="#__RefHeading__2763_2099756279" text:style-name="Index_20_Link" text:visited-style-name="Index_20_Link"><text:s/>1.5.1 O JOGO<text:tab/>8</text:a></text:p>
          <text:p text:style-name="P154"><text:a xlink:type="simple" xlink:href="#__RefHeading__1544_804604353" text:style-name="Index_20_Link" text:visited-style-name="Index_20_Link"><text:s/>2 PROBLEMA<text:tab/>10</text:a></text:p>
          <text:p text:style-name="P154"><text:a xlink:type="simple" xlink:href="#__RefHeading__1546_804604353" text:style-name="Index_20_Link" text:visited-style-name="Index_20_Link"><text:s/>3 OBJETIVOS<text:tab/>11</text:a></text:p>
          <text:p text:style-name="P147"><text:a xlink:type="simple" xlink:href="#__RefHeading__1879_713251450" text:style-name="Index_20_Link" text:visited-style-name="Index_20_Link"><text:s/>3.1 Objetivo Geral<text:tab/>11</text:a></text:p>
          <text:p text:style-name="P147"><text:a xlink:type="simple" xlink:href="#__RefHeading__1881_713251450" text:style-name="Index_20_Link" text:visited-style-name="Index_20_Link"><text:s/>3.2 Objetivos específicos<text:tab/>11</text:a></text:p>
          <text:p text:style-name="P154"><text:a xlink:type="simple" xlink:href="#__RefHeading__1548_804604353" text:style-name="Index_20_Link" text:visited-style-name="Index_20_Link"><text:s/>4 JUSTIFICATIVA<text:tab/>13</text:a></text:p>
          <text:p text:style-name="P154"><text:a xlink:type="simple" xlink:href="#__RefHeading__2765_2099756279" text:style-name="Index_20_Link" text:visited-style-name="Index_20_Link"><text:s/>5 REVISÃO BIBLIOGRÁFICA<text:tab/>14</text:a></text:p>
          <text:p text:style-name="P147"><text:a xlink:type="simple" xlink:href="#__RefHeading__3116_2099756279" text:style-name="Index_20_Link" text:visited-style-name="Index_20_Link"><text:s/>5.1 </text:a><text:a xlink:type="simple" xlink:href="#__RefHeading__3116_2099756279" text:style-name="Index_20_Link" text:visited-style-name="Index_20_Link"><text:span text:style-name="T2">Navegadores web</text:span></text:a><text:a xlink:type="simple" xlink:href="#__RefHeading__3116_2099756279" text:style-name="Index_20_Link" text:visited-style-name="Index_20_Link"><text:tab/>14</text:a></text:p>
          <text:p text:style-name="P147"><text:a xlink:type="simple" xlink:href="#__RefHeading__2767_2099756279" text:style-name="Index_20_Link" text:visited-style-name="Index_20_Link"><text:s/>5.2 </text:a><text:a xlink:type="simple" xlink:href="#__RefHeading__2767_2099756279" text:style-name="Index_20_Link" text:visited-style-name="Index_20_Link"><text:span text:style-name="T2">Android</text:span></text:a><text:a xlink:type="simple" xlink:href="#__RefHeading__2767_2099756279" text:style-name="Index_20_Link" text:visited-style-name="Index_20_Link"><text:tab/>14</text:a></text:p>
          <text:p text:style-name="P147"><text:a xlink:type="simple" xlink:href="#__RefHeading__9494_1068931341" text:style-name="Index_20_Link" text:visited-style-name="Index_20_Link"><text:s/>5.3 </text:a><text:a xlink:type="simple" xlink:href="#__RefHeading__9494_1068931341" text:style-name="Index_20_Link" text:visited-style-name="Index_20_Link"><text:span text:style-name="T2">Html5</text:span></text:a><text:a xlink:type="simple" xlink:href="#__RefHeading__9494_1068931341" text:style-name="Index_20_Link" text:visited-style-name="Index_20_Link"><text:tab/>14</text:a></text:p>
          <text:p text:style-name="P147"><text:a xlink:type="simple" xlink:href="#__RefHeading__10902_1141725008" text:style-name="Index_20_Link" text:visited-style-name="Index_20_Link"><text:s/>5.4 </text:a><text:a xlink:type="simple" xlink:href="#__RefHeading__10902_1141725008" text:style-name="Index_20_Link" text:visited-style-name="Index_20_Link"><text:span text:style-name="T2">Audio</text:span></text:a><text:a xlink:type="simple" xlink:href="#__RefHeading__10902_1141725008" text:style-name="Index_20_Link" text:visited-style-name="Index_20_Link"><text:tab/>15</text:a></text:p>
          <text:p text:style-name="P147"><text:a xlink:type="simple" xlink:href="#__RefHeading__3998_1693357842" text:style-name="Index_20_Link" text:visited-style-name="Index_20_Link"><text:s/>5.5 </text:a><text:a xlink:type="simple" xlink:href="#__RefHeading__3998_1693357842" text:style-name="Index_20_Link" text:visited-style-name="Index_20_Link"><text:span text:style-name="T2">Css</text:span></text:a><text:a xlink:type="simple" xlink:href="#__RefHeading__3998_1693357842" text:style-name="Index_20_Link" text:visited-style-name="Index_20_Link"><text:tab/>15</text:a></text:p>
          <text:p text:style-name="P147"><text:a xlink:type="simple" xlink:href="#__RefHeading__10906_1141725008" text:style-name="Index_20_Link" text:visited-style-name="Index_20_Link"><text:s/>5.6 </text:a><text:a xlink:type="simple" xlink:href="#__RefHeading__10906_1141725008" text:style-name="Index_20_Link" text:visited-style-name="Index_20_Link"><text:span text:style-name="T2">CAnvas</text:span></text:a><text:a xlink:type="simple" xlink:href="#__RefHeading__10906_1141725008" text:style-name="Index_20_Link" text:visited-style-name="Index_20_Link"><text:tab/>15</text:a></text:p>
          <text:p text:style-name="P147"><text:a xlink:type="simple" xlink:href="#__RefHeading__10904_1141725008" text:style-name="Index_20_Link" text:visited-style-name="Index_20_Link"><text:s/>5.7 </text:a><text:a xlink:type="simple" xlink:href="#__RefHeading__10904_1141725008" text:style-name="Index_20_Link" text:visited-style-name="Index_20_Link"><text:span text:style-name="T2">WEBGL</text:span></text:a><text:a xlink:type="simple" xlink:href="#__RefHeading__10904_1141725008" text:style-name="Index_20_Link" text:visited-style-name="Index_20_Link"><text:tab/>15</text:a></text:p>
          <text:p text:style-name="P147"><text:a xlink:type="simple" xlink:href="#__RefHeading__9498_1068931341" text:style-name="Index_20_Link" text:visited-style-name="Index_20_Link"><text:s/>5.8 </text:a><text:a xlink:type="simple" xlink:href="#__RefHeading__9498_1068931341" text:style-name="Index_20_Link" text:visited-style-name="Index_20_Link"><text:span text:style-name="T2">JAVASCRIPT</text:span></text:a><text:a xlink:type="simple" xlink:href="#__RefHeading__9498_1068931341" text:style-name="Index_20_Link" text:visited-style-name="Index_20_Link"><text:tab/>16</text:a></text:p>
          <text:p text:style-name="P147"><text:a xlink:type="simple" xlink:href="#__RefHeading__1565_678454862" text:style-name="Index_20_Link" text:visited-style-name="Index_20_Link"><text:s/>5.9 </text:a><text:a xlink:type="simple" xlink:href="#__RefHeading__1565_678454862" text:style-name="Index_20_Link" text:visited-style-name="Index_20_Link"><text:span text:style-name="T2">Alterantivas ao javascript</text:span></text:a><text:a xlink:type="simple" xlink:href="#__RefHeading__1565_678454862" text:style-name="Index_20_Link" text:visited-style-name="Index_20_Link"><text:tab/>16</text:a></text:p>
          <text:p text:style-name="P147"><text:a xlink:type="simple" xlink:href="#__RefHeading__1567_678454862" text:style-name="Index_20_Link" text:visited-style-name="Index_20_Link"><text:s/>5.10 </text:a><text:a xlink:type="simple" xlink:href="#__RefHeading__1567_678454862" text:style-name="Index_20_Link" text:visited-style-name="Index_20_Link"><text:span text:style-name="T2">Node.js</text:span></text:a><text:a xlink:type="simple" xlink:href="#__RefHeading__1567_678454862" text:style-name="Index_20_Link" text:visited-style-name="Index_20_Link"><text:tab/>16</text:a></text:p>
          <text:p text:style-name="P147"><text:a xlink:type="simple" xlink:href="#__RefHeading__9502_1068931341" text:style-name="Index_20_Link" text:visited-style-name="Index_20_Link"><text:s/>5.11 </text:a><text:a xlink:type="simple" xlink:href="#__RefHeading__9502_1068931341" text:style-name="Index_20_Link" text:visited-style-name="Index_20_Link"><text:span text:style-name="T2">sistemas de building</text:span></text:a><text:a xlink:type="simple" xlink:href="#__RefHeading__9502_1068931341" text:style-name="Index_20_Link" text:visited-style-name="Index_20_Link"><text:tab/>16</text:a></text:p>
          <text:p text:style-name="P147"><text:a xlink:type="simple" xlink:href="#__RefHeading__1569_678454862" text:style-name="Index_20_Link" text:visited-style-name="Index_20_Link"><text:s/>5.12 </text:a><text:a xlink:type="simple" xlink:href="#__RefHeading__1569_678454862" text:style-name="Index_20_Link" text:visited-style-name="Index_20_Link"><text:span text:style-name="T2">Gerenciadores de pacotes</text:span></text:a><text:a xlink:type="simple" xlink:href="#__RefHeading__1569_678454862" text:style-name="Index_20_Link" text:visited-style-name="Index_20_Link"><text:tab/>16</text:a></text:p>
          <text:p text:style-name="P147"><text:a xlink:type="simple" xlink:href="#__RefHeading__1573_678454862" text:style-name="Index_20_Link" text:visited-style-name="Index_20_Link"><text:s/>5.13 </text:a><text:a xlink:type="simple" xlink:href="#__RefHeading__1573_678454862" text:style-name="Index_20_Link" text:visited-style-name="Index_20_Link"><text:span text:style-name="T2">entrada de comandos</text:span></text:a><text:a xlink:type="simple" xlink:href="#__RefHeading__1573_678454862" text:style-name="Index_20_Link" text:visited-style-name="Index_20_Link"><text:tab/>17</text:a></text:p>
          <text:p text:style-name="P147"><text:a xlink:type="simple" xlink:href="#__RefHeading__3118_2099756279" text:style-name="Index_20_Link" text:visited-style-name="Index_20_Link"><text:s/>5.14 </text:a><text:a xlink:type="simple" xlink:href="#__RefHeading__3118_2099756279" text:style-name="Index_20_Link" text:visited-style-name="Index_20_Link"><text:span text:style-name="T2">Cache</text:span></text:a><text:a xlink:type="simple" xlink:href="#__RefHeading__3118_2099756279" text:style-name="Index_20_Link" text:visited-style-name="Index_20_Link"><text:tab/>17</text:a></text:p>
          <text:p text:style-name="P147"><text:a xlink:type="simple" xlink:href="#__RefHeading__1575_678454862" text:style-name="Index_20_Link" text:visited-style-name="Index_20_Link"><text:s/>5.15 </text:a><text:a xlink:type="simple" xlink:href="#__RefHeading__1575_678454862" text:style-name="Index_20_Link" text:visited-style-name="Index_20_Link"><text:span text:style-name="T2">TECNOLOGIAS POLYFILL</text:span></text:a><text:a xlink:type="simple" xlink:href="#__RefHeading__1575_678454862" text:style-name="Index_20_Link" text:visited-style-name="Index_20_Link"><text:tab/>17</text:a></text:p>
          <text:p text:style-name="P147"><text:a xlink:type="simple" xlink:href="#__RefHeading__1579_678454862" text:style-name="Index_20_Link" text:visited-style-name="Index_20_Link"><text:s/>5.16 </text:a><text:a xlink:type="simple" xlink:href="#__RefHeading__1579_678454862" text:style-name="Index_20_Link" text:visited-style-name="Index_20_Link"><text:span text:style-name="T2">Formas de disponibilizar o aplicativo nos dispositivos móveis</text:span></text:a><text:a xlink:type="simple" xlink:href="#__RefHeading__1579_678454862" text:style-name="Index_20_Link" text:visited-style-name="Index_20_Link"><text:tab/>18</text:a></text:p>
          <text:p text:style-name="P155"><text:a xlink:type="simple" xlink:href="#__RefHeading__1581_678454862" text:style-name="Index_20_Link" text:visited-style-name="Index_20_Link"><text:s/>5.16.1 </text:a><text:a xlink:type="simple" xlink:href="#__RefHeading__1581_678454862" text:style-name="Index_20_Link" text:visited-style-name="Index_20_Link"><text:span text:style-name="T2">INSTALAÇÃO</text:span></text:a><text:a xlink:type="simple" xlink:href="#__RefHeading__1581_678454862" text:style-name="Index_20_Link" text:visited-style-name="Index_20_Link"><text:tab/>18</text:a></text:p>
          <text:p text:style-name="P153"><text:a xlink:type="simple" xlink:href="#__RefHeading__2769_2099756279" text:style-name="Index_20_Link" text:visited-style-name="Index_20_Link"><text:s/>5.16.1.1 </text:a><text:a xlink:type="simple" xlink:href="#__RefHeading__2769_2099756279" text:style-name="Index_20_Link" text:visited-style-name="Index_20_Link"><text:span text:style-name="T2">Crowsswalk</text:span></text:a><text:a xlink:type="simple" xlink:href="#__RefHeading__2769_2099756279" text:style-name="Index_20_Link" text:visited-style-name="Index_20_Link"><text:tab/>18</text:a></text:p>
          <text:p text:style-name="P153"><text:a xlink:type="simple" xlink:href="#__RefHeading__2771_2099756279" text:style-name="Index_20_Link" text:visited-style-name="Index_20_Link"><text:s/>5.16.1.2 </text:a><text:a xlink:type="simple" xlink:href="#__RefHeading__2771_2099756279" text:style-name="Index_20_Link" text:visited-style-name="Index_20_Link"><text:span text:style-name="T2">Phonegap</text:span></text:a><text:a xlink:type="simple" xlink:href="#__RefHeading__2771_2099756279" text:style-name="Index_20_Link" text:visited-style-name="Index_20_Link"><text:tab/>18</text:a></text:p>
          <text:p text:style-name="P147"><text:a xlink:type="simple" xlink:href="#__RefHeading__1583_678454862" text:style-name="Index_20_Link" text:visited-style-name="Index_20_Link"><text:s/>5.17 </text:a><text:a xlink:type="simple" xlink:href="#__RefHeading__1583_678454862" text:style-name="Index_20_Link" text:visited-style-name="Index_20_Link"><text:span text:style-name="T2">publicação em lojas</text:span></text:a><text:a xlink:type="simple" xlink:href="#__RefHeading__1583_678454862" text:style-name="Index_20_Link" text:visited-style-name="Index_20_Link"><text:tab/>18</text:a></text:p>
          <text:p text:style-name="P155"><text:a xlink:type="simple" xlink:href="#__RefHeading__2773_2099756279" text:style-name="Index_20_Link" text:visited-style-name="Index_20_Link"><text:s/>5.17.1 </text:a><text:a xlink:type="simple" xlink:href="#__RefHeading__2773_2099756279" text:style-name="Index_20_Link" text:visited-style-name="Index_20_Link"><text:span text:style-name="T2">Phonegap Cloud</text:span></text:a><text:a xlink:type="simple" xlink:href="#__RefHeading__2773_2099756279" text:style-name="Index_20_Link" text:visited-style-name="Index_20_Link"><text:tab/>18</text:a></text:p>
          <text:p text:style-name="P147"><text:a xlink:type="simple" xlink:href="#__RefHeading__2775_2099756279" text:style-name="Index_20_Link" text:visited-style-name="Index_20_Link"><text:s/>5.18 </text:a><text:a xlink:type="simple" xlink:href="#__RefHeading__2775_2099756279" text:style-name="Index_20_Link" text:visited-style-name="Index_20_Link"><text:span text:style-name="T2">O JOGO</text:span></text:a><text:a xlink:type="simple" xlink:href="#__RefHeading__2775_2099756279" text:style-name="Index_20_Link" text:visited-style-name="Index_20_Link"><text:tab/>19</text:a></text:p>
          <text:p text:style-name="P154"><text:soft-page-break/><text:a xlink:type="simple" xlink:href="#__RefHeading__1585_678454862" text:style-name="Index_20_Link" text:visited-style-name="Index_20_Link"><text:s/>6 TRABALHOS SIMILARES<text:tab/>20</text:a></text:p>
          <text:p text:style-name="P154"><text:a xlink:type="simple" xlink:href="#__RefHeading__2446_1048077266" text:style-name="Index_20_Link" text:visited-style-name="Index_20_Link"><text:s/>7 METODOLOGIA<text:tab/>21</text:a></text:p>
          <text:p text:style-name="P154"><text:a xlink:type="simple" xlink:href="#__RefHeading__1587_678454862" text:style-name="Index_20_Link" text:visited-style-name="Index_20_Link"><text:s/>8 RESULTADOS<text:tab/>23</text:a></text:p>
          <text:p text:style-name="P154"><text:a xlink:type="simple" xlink:href="#__RefHeading__1589_678454862" text:style-name="Index_20_Link" text:visited-style-name="Index_20_Link">8.1<text:tab/>LIMITAÇÔES<text:tab/>24</text:a></text:p>
          <text:p text:style-name="P154"><text:a xlink:type="simple" xlink:href="#__RefHeading__3647_1087257385" text:style-name="Index_20_Link" text:visited-style-name="Index_20_Link"><text:s/>9 </text:a><text:a xlink:type="simple" xlink:href="#__RefHeading__3647_1087257385" text:style-name="Index_20_Link" text:visited-style-name="Index_20_Link"><text:span text:style-name="T2">CRONOGRAMA</text:span></text:a><text:a xlink:type="simple" xlink:href="#__RefHeading__3647_1087257385" text:style-name="Index_20_Link" text:visited-style-name="Index_20_Link"><text:tab/>26</text:a></text:p>
          <text:p text:style-name="P154"><text:a xlink:type="simple" xlink:href="#__RefHeading__1897_713251450" text:style-name="Index_20_Link" text:visited-style-name="Index_20_Link">BIBLIOGRAFIA<text:tab/>28</text:a></text:p>
          <text:p text:style-name="P154"><text:a xlink:type="simple" xlink:href="#__RefHeading__1591_678454862" text:style-name="Index_20_Link" text:visited-style-name="Index_20_Link">APÊNDICES<text:tab/>29</text:a></text:p>
          <text:p text:style-name="P147"><text:a xlink:type="simple" xlink:href="#__RefHeading__1577_678454862" text:style-name="Index_20_Link" text:visited-style-name="Index_20_Link"><text:s/>9.1 </text:a><text:a xlink:type="simple" xlink:href="#__RefHeading__1577_678454862" text:style-name="Index_20_Link" text:visited-style-name="Index_20_Link"><text:span text:style-name="T2">FRAMEWORKS PARA DESENVOLVIMENTO DE JOGOS HTML5</text:span></text:a><text:a xlink:type="simple" xlink:href="#__RefHeading__1577_678454862" text:style-name="Index_20_Link" text:visited-style-name="Index_20_Link"><text:tab/>31</text:a></text:p>
          <text:p text:style-name="P147"><text:a xlink:type="simple" xlink:href="#__RefHeading__10900_1141725008" text:style-name="Index_20_Link" text:visited-style-name="Index_20_Link"><text:s/>9.2 </text:a><text:a xlink:type="simple" xlink:href="#__RefHeading__10900_1141725008" text:style-name="Index_20_Link" text:visited-style-name="Index_20_Link"><text:span text:style-name="T2">Interface e escolhas de design</text:span></text:a><text:a xlink:type="simple" xlink:href="#__RefHeading__10900_1141725008" text:style-name="Index_20_Link" text:visited-style-name="Index_20_Link"><text:tab/>31</text:a></text:p>
        </text:index-body>
      </text:table-of-content>
      <text:p text:style-name="Standard"/>
      <text:p text:style-name="Standard"/>
      <text:h text:style-name="P140" text:outline-level="1"><text:bookmark-start text:name="__RefHeading__897_916472288"/>CONTEXTUALIZAÇÃO<text:bookmark-end text:name="__RefHeading__897_916472288"/></text:h>
      <text:p text:style-name="P50"/>
      <text:h text:style-name="P125" text:outline-level="2"><text:bookmark-start text:name="__RefHeading__9164_1141725008"/>JOGOS<text:bookmark-end text:name="__RefHeading__9164_1141725008"/></text:h>
      <text:p text:style-name="P82">Jogos é uma tendência que veio para ficar. <text:span text:style-name="T38">(colocar estatísticas sobre jogos).</text:span></text:p>
      <text:p text:style-name="P83"/>
      <text:h text:style-name="P130" text:outline-level="2"><text:bookmark-start text:name="__RefHeading__2751_2099756279"/><text:span text:style-name="T37">JOGOs e multiplataforma</text:span><text:bookmark-end text:name="__RefHeading__2751_2099756279"/></text:h>
      <text:p text:style-name="P112"/>
      <text:p text:style-name="P99"/>
      <text:p text:style-name="Index">Com o crescimento da indústria de smatphones a pontos de passar a indústria dos computadores. <text:span text:style-name="T56">abacazi</text:span></text:p>
      <text:p text:style-name="P113"/>
      <text:p text:style-name="P113">A pluralidade de dispositivos se tornou atraente para a indústria e consumidores de jogos.</text:p>
      <text:p text:style-name="P93"><text:span text:style-name="T50">É laboriosa a tarefa dos produtores de </text:span>jogos <text:span text:style-name="T50">neste novo panorama,</text:span> existem muitas plataformas. <text:span text:style-name="T48">Além da fragmaentação de versões, e hardwares diferenciados.</text:span></text:p>
      <text:p text:style-name="P92"/>
      <text:p text:style-name="P94">Existem algumas estratégias na hora de ecolher como desenvolver multiplataforma.</text:p>
      <text:h text:style-name="P149" text:outline-level="3"><text:bookmark-start text:name="__RefHeading__2753_2099756279"/>Desenvolvimento de jogos nativos<text:bookmark-end text:name="__RefHeading__2753_2099756279"/></text:h>
      <text:p text:style-name="P89">Vantagens</text:p>
      <text:p text:style-name="P95">Melhor experiência do usuário</text:p>
      <text:p text:style-name="P89">Desvantagens</text:p>
      <text:h text:style-name="Heading_20_3" text:outline-level="3"><text:bookmark-start text:name="__RefHeading__3114_2099756279"/>Mais custosa a produção<text:bookmark-end text:name="__RefHeading__3114_2099756279"/></text:h>
      <text:p text:style-name="P114">Cada sistema operacional alvo contém sua própria SDK totalmente incompatível.</text:p>
      <text:p text:style-name="P115">Replicação dos fontes.</text:p>
      <text:p text:style-name="P76"><text:soft-page-break/>Jogos para plataforma inibem concorrência, você acaba desenvolvendo para umas poucas maiores marcas.</text:p>
      <text:p text:style-name="P116">Requer mais pessoas <text:span text:style-name="T51">e/</text:span>ou mais tempo;</text:p>
      <text:h text:style-name="P150" text:outline-level="3"><text:bookmark-start text:name="__RefHeading__2755_2099756279"/><text:span text:style-name="T49">Desenvolvimento de jogos híbridos</text:span><text:bookmark-end text:name="__RefHeading__2755_2099756279"/></text:h>
      <text:p text:style-name="P101"><text:span text:style-name="Emphasis"><text:span text:style-name="T5">Rodam dentro de um cotainer</text:span></text:span></text:p>
      <text:p text:style-name="P86"><text:span text:style-name="Emphasis"><text:span text:style-name="T5">Permite a utilização de APIS nativas do sistema operacional em questão;</text:span></text:span></text:p>
      <text:p text:style-name="P89">Vantagens</text:p>
      <text:p text:style-name="P96"><text:span text:style-name="T35">O método de construção de aplicativo pela WEB permite uma única base de código o que habilita a disponibilidade de aplicativos com maior velocidade visto que alterações nos jogos não necessitam que elas sejam replicadas em outras bases.</text:span></text:p>
      <text:p text:style-name="P89">Desvantagens</text:p>
      <text:p text:style-name="P97">Indisponibilidade de alguns recursos disponíveis na plataforma.</text:p>
      <text:h text:style-name="P149" text:outline-level="3"><text:bookmark-start text:name="__RefHeading__2757_2099756279"/>Desenvolvimento de jogos web<text:bookmark-end text:name="__RefHeading__2757_2099756279"/></text:h>
      <text:p text:style-name="P100">As diferenças entre jogos web e híbridos é bem menos distinta que a diferença entre jogos </text:p>
      <text:p text:style-name="P89">Vantagens</text:p>
      <text:p text:style-name="P98">Assim como os jogos híbridos, jogos para a web necessitam apenas uma base para serem disponbiilizados.</text:p>
      <text:p text:style-name="P89">Desvantagens</text:p>
      <text:p text:style-name="P94"/>
      <text:p text:style-name="P84">Uma <text:span text:style-name="T48">saída </text:span><text:s/>é desenvolver apenas uma vez e reutilizar em diversas plataformas. Isso proque os custos de produção baixam e os programadores ficam felizes pela não necessidade de duplicação de funcionalidades.</text:p>
      <text:p text:style-name="P84"/>
      <text:h text:style-name="P131" text:outline-level="2"><text:bookmark-start text:name="__RefHeading__2759_2099756279"/><text:span text:style-name="T38">HTML e multiplataforma</text:span><text:bookmark-end text:name="__RefHeading__2759_2099756279"/></text:h>
      <text:p text:style-name="P87"><text:span text:style-name="T52">O HTML faz parte da OWP (Open Web Platform), uma coleção de tecnologias livres, </text:span><text:soft-page-break/><text:span text:style-name="T52">amplamente utilizadas e padronizadas. O HTML Hypertext Markup Language é a peça fundamental da OWP, seu objetivo é especificar o conteúdo de uma página web. A quinta geração do HTML o HTML5 alavancou os horizontes do HTML possibilitando a definição de conteúdo interativo como audio, vídeo e gráficos, essencial para os jogos. <text:s/>Praticamente todo o dispositivo capaz de rodar jogos <text:s/>possibilita alguma forma de renderizar HTML.</text:span></text:p>
      <text:p text:style-name="P77">O HTML5, por fatores como a excelente documentação, grande comunidade de desenvolvedores e usuários, e seu caráter multiplataforma, justifica-se para a construção de jogos. Segundo (KURYANOVICH, 2012) a beleza de desenvolver jogos com o padrão aberto WEB é que este nos delega a escrever uma vez e utilizar em qualquer lugar.</text:p>
      <text:p text:style-name="P87"><text:span text:style-name="T52">O HTML5 é um conceito guarda chuva para designar as tecnologias da web Javascript, CSS3 e HTML. Em termos práticos signfica que quando uma tecnologia se torma muito popular através da adoção de algumas grandes empresas e dos desenvolvedores, ela se torna candidata a adoção.</text:span></text:p>
      <text:h text:style-name="P129" text:outline-level="2"><text:bookmark-start text:name="__RefHeading__2761_2099756279"/>PROblemas dos jogos em html<text:bookmark-end text:name="__RefHeading__2761_2099756279"/></text:h>
      <text:p text:style-name="P30">Os desenvolvedores de navegadores podem interpretar/implementar as especificações erroneamente aumentando os problemas de compatibilidade.</text:p>
      <text:h text:style-name="P130" text:outline-level="2"><text:bookmark-start text:name="__RefHeading__10896_1141725008"/><text:span text:style-name="T38">Este trabalho</text:span><text:bookmark-end text:name="__RefHeading__10896_1141725008"/></text:h>
      <text:p text:style-name="P83">Este projeto propõe analisar as limitações do HTML5 <text:span text:style-name="T43">quanto relativo á construção de jogos multiplataforma.</text:span> <text:span text:style-name="T43">A</text:span>través <text:span text:style-name="T44">de revisão biliográfica e </text:span><text:s/>da criação de um <text:span text:style-name="T44">protótipo de</text:span> jogo multiplataforma. </text:p>
      <text:p text:style-name="P79"><text:span text:style-name="T45">Não é objetivo deste trabalho</text:span> comparar o HTML com outras tecnologias de desenvolvimento de jogos, como FlashPlayer, <text:span text:style-name="T53">Silverlight</text:span> ou alternativas desktop. </text:p>
      <text:p text:style-name="P75">Um <text:span text:style-name="T46">tratado</text:span> completo sobre o assunto requiriria um comparativo entre jogos desenvolvidos nativamente e jogos em HTML5. <text:span text:style-name="T54">Todavia, o escopo deste projeto não me permite tanto.</text:span></text:p>
      <text:h text:style-name="P151" text:outline-level="3"><text:bookmark-start text:name="__RefHeading__2763_2099756279"/><text:span text:style-name="T39">O JOGO</text:span><text:bookmark-end text:name="__RefHeading__2763_2099756279"/></text:h>
      <text:p text:style-name="P75"><text:span text:style-name="T41">Para a análise das limitações foi escolhido</text:span><text:span text:style-name="T39"> um jogo de matemática </text:span><text:span text:style-name="T40">simples, </text:span><text:span text:style-name="T41">consistindo</text:span><text:span text:style-name="T40"> na geração de equações com um candidato de resposta. Cabe ao usuário informa se o resultado apontado pelo jogo está correto ou não.</text:span><text:span text:style-name="T39"> </text:span><text:span text:style-name="T40">Escolhi um jogo deste tipo pois sua concepção </text:span><text:soft-page-break/><text:span text:style-name="T40">necessitava ser razoavelmente veloz para dar continuidade na pesquisa.</text:span></text:p>
      <text:p text:style-name="P85"><text:span text:style-name="T36"/></text:p>
      <text:p text:style-name="P40"/>
      <text:p text:style-name="P40"/>
      <text:h text:style-name="P141" text:outline-level="1"><text:bookmark-start text:name="__RefHeading__1544_804604353"/>PROBLEMA<text:bookmark-end text:name="__RefHeading__1544_804604353"/></text:h>
      <text:p text:style-name="P31"/>
      <text:p text:style-name="P31">A carência de definições concretas sobre a viabilidade da atual versão do HTML5 - quando utilizado no desenvolvimento de jogos e o senso comum, acabam por monopolizar à construção de jogos nativos as plataformas alvo.</text:p>
      <text:p text:style-name="P33">Os custos introduzidos no ciclo vida de um jogo, para diversas plataformas, é muito alto para ser considerado <text:span text:style-name="T55">trivial</text:span>.</text:p>
      <text:p text:style-name="P31"/>
      <text:h text:style-name="P141" text:outline-level="1"><text:bookmark-start text:name="__RefHeading__1546_804604353"/>OBJETIVOS<text:bookmark-end text:name="__RefHeading__1546_804604353"/></text:h>
      <text:h text:style-name="Heading_20_2" text:outline-level="2"><text:bookmark-start text:name="__RefHeading__1879_713251450"/>Objetivo Geral<text:bookmark-end text:name="__RefHeading__1879_713251450"/></text:h>
      <text:p text:style-name="P34"><text:tab/><text:span text:style-name="T35">Identificar possíveis limitações no processo de desenvolvimento de jogos multiplataforma oriundas do atual estado de definição e implementação do HTML5. Não é objetivo deste trabalho demonstrar onde o HTML5 sai na frente, apenas as limitações.</text:span></text:p>
      <text:h text:style-name="Heading_20_2" text:outline-level="2"><text:bookmark-start text:name="__RefHeading__1881_713251450"/>Objetivos específicos<text:bookmark-end text:name="__RefHeading__1881_713251450"/></text:h>
      <text:p text:style-name="P39"><text:tab/><text:span text:style-name="T35">Estudar as limitações de desenvolvimento de jogos nas plataformas de smartphones Android e navegadores Desktop Google Chrome e Firefox. Optamos por Android e não IOS pois o primeiro contém a vasta maioria do mercado de Smartphone, e por termos maior experiência na já mencionada plataforma.</text:span><text:span text:style-name="T35"><office:annotation><dc:creator>Unknown Author</dc:creator><dc:date>2015-04-07T19:56:44.902778974</dc:date><text:list text:continue-numbering="true" text:style-name=""><text:list-item><text:p text:style-name="P159"><text:span text:style-name="T59">Qual versões das plataformas alvo eu vou abordar?</text:span></text:p></text:list-item></text:list></office:annotation></text:span></text:p>
      <text:p text:style-name="P32"><text:tab/>Pretende-se também estudar os seguintes tópicos do desenvolvimento de jogos, relativos ao HTML5:</text:p>
      <text:list xml:id="list7763150510734435706" text:style-name="L14">
        <text:list-item>
          <text:p text:style-name="P74"><text:s text:c="4"/>Debugging</text:p>
        </text:list-item>
        <text:list-item>
          <text:p text:style-name="P74"><text:s text:c="4"/>Diferenças em tamanho de tela</text:p>
        </text:list-item>
        <text:list-item>
          <text:p text:style-name="P74"><text:s text:c="4"/>Canvas</text:p>
        </text:list-item>
        <text:list-item>
          <text:p text:style-name="P74"><text:s text:c="5"/>Resizing via canvas vs DOM</text:p>
        </text:list-item>
        <text:list-item>
          <text:p text:style-name="P74"><text:s text:c="5"/>Aceleração de GPU</text:p>
        </text:list-item>
        <text:list-item>
          <text:p text:style-name="P74"><text:s text:c="5"/>API de Audio (reference 2)</text:p>
        </text:list-item>
        <text:list-item>
          <text:p text:style-name="P74"><text:s text:c="4"/>Performance</text:p>
        </text:list-item>
        <text:list-item>
          <text:p text:style-name="P74"><text:s text:c="4"/>Empacotadores HTML5</text:p>
        </text:list-item>
        <text:list-item>
          <text:p text:style-name="P74"><text:s text:c="4"/>Eventos de entrada</text:p>
        </text:list-item>
        <text:list-item>
          <text:p text:style-name="P74"><text:s text:c="4"/>Vibração</text:p>
        </text:list-item>
        <text:list-item>
          <text:p text:style-name="P74"><text:s text:c="4"/>Acelerômetro</text:p>
        </text:list-item>
        <text:list-item>
          <text:p text:style-name="P74"><text:soft-page-break/><text:s text:c="4"/>Storage</text:p>
        </text:list-item>
        <text:list-item>
          <text:p text:style-name="P74"><text:s text:c="4"/><text:span text:style-name="T57">D</text:span>isponibilização de assets (cotrole de tamanhos, cache, etc)</text:p>
        </text:list-item>
        <text:list-item>
          <text:p text:style-name="P74"><text:s text:c="4"/>Aplicações offline</text:p>
        </text:list-item>
        <text:list-item>
          <text:p text:style-name="P74"><text:s text:c="4"/>Css media queries</text:p>
        </text:list-item>
      </text:list>
      <text:p text:style-name="P90">Elaborar uma lista de limitações e correlacionar os dados de acordo com as plataformas.</text:p>
      <text:h text:style-name="Heading_20_1" text:outline-level="1"><text:bookmark-start text:name="__RefHeading__1548_804604353"/><text:span text:style-name="T1">JUSTIFICATIVA</text:span><text:bookmark-end text:name="__RefHeading__1548_804604353"/></text:h>
      <text:p text:style-name="P31">Tendo em vista que este trabalho busca mapear possíveis problemas do desenvolvimento multiplataforma em HTML, ele serve para apoiar e justificar decisões relativas ao desenvolvimento de jogos multiplataforma;</text:p>
      <text:p text:style-name="P31">Por tratar cientificamente de aspectos importantes do HTML, este trabalho tem potencial apontar os pontos chave que necessitam de melhorias nas plataformas alvo, colateralmente colaborando para a melhoria do próprio HTML.</text:p>
      <text:p text:style-name="P31">A opinião comum tende para soluções nativas em detrimento do desenvolvimento de jogos, este trabalho pretende desafiar esta concepção. <text:span text:style-name="T47">(REFERENCIAR)</text:span></text:p>
      <text:p text:style-name="P81">Muitos desenvolvedores estão familiarizados com as tecnologias da WEB ou apontam interesse na tecnologia. &lt;!-- referenciar →</text:p>
      <text:p text:style-name="P118">Estimular e avançar o estudo da implementação da <text:s/>Open Web;</text:p>
      <text:h text:style-name="Heading_20_1" text:outline-level="1"><text:bookmark-start text:name="__RefHeading__2765_2099756279"/><text:span text:style-name="T1">REVISÃO</text:span> <text:span text:style-name="T1">BIBLIOGRÁFICA</text:span><text:bookmark-end text:name="__RefHeading__2765_2099756279"/></text:h>
      <text:p text:style-name="P117"><text:span text:style-name="Emphasis"><text:span text:style-name="T13"/></text:span></text:p>
      <text:h text:style-name="P133" text:outline-level="2"><text:bookmark-start text:name="__RefHeading__3116_2099756279"/><text:span text:style-name="Emphasis"><text:span text:style-name="T12">Navegadores web</text:span></text:span><text:bookmark-end text:name="__RefHeading__3116_2099756279"/></text:h>
      <text:p text:style-name="P120"><text:span text:style-name="Emphasis"><text:span text:style-name="T12">Aplicações do lado do cliente. Geralmente se comunicam com um servidor através de documentos em HTTP. Quado o navegador recebe um destes pacotes em HTML ele começa o proecesso de renderização. </text:span></text:span><text:span text:style-name="Emphasis"><text:span text:style-name="T14">Esta </text:span></text:span></text:p>
      <text:h text:style-name="P134" text:outline-level="2"><text:bookmark-start text:name="__RefHeading__2767_2099756279"/><text:span text:style-name="Emphasis"><text:span text:style-name="T10">Android</text:span></text:span><text:bookmark-end text:name="__RefHeading__2767_2099756279"/></text:h>
      <text:p text:style-name="P121"><text:span text:style-name="Emphasis"><text:span text:style-name="T13">É um sistema operacional open soure </text:span></text:span><text:span text:style-name="Emphasis"><text:span text:style-name="T14">largamente utilizado em smardevices</text:span></text:span><text:span text:style-name="Emphasis"><text:span text:style-name="T13">. Alavancado pela Google. Roda Java. Permite a renderização de documentos HTML através de sua própria api WEBVIEW. Ou através do navegador disponibilizado por padrão, ou outros de terceiros como o Goolge Chorme, Firefox, Opera, etc. </text:span></text:span></text:p>
      <text:p text:style-name="P121"><text:span text:style-name="Emphasis"><text:span text:style-name="T13"/></text:span></text:p>
      <text:p text:style-name="P121"><text:span text:style-name="Emphasis"><text:span text:style-name="T14">No quesito jogos para smardevices, é preferível disponibilizar os jogos através da interface nativa pois dá a sensação de continuidade e equalidade para com os demais aplicativos instalados no dispositivo.</text:span></text:span></text:p>
      <text:h text:style-name="P126" text:outline-level="2"><text:bookmark-start text:name="__RefHeading__9494_1068931341"/><text:span text:style-name="Emphasis"><text:span text:style-name="T5">Html5</text:span></text:span><text:bookmark-end text:name="__RefHeading__9494_1068931341"/></text:h>
      <text:p text:style-name="P78"/>
      <text:p text:style-name="P124">Trata-se de uma linguagem de marcação que define a estrutura de elementos que uma página deve ter de modo a fornecer conteúdo iterativo aos usuários. Todavia, a interatividade necessária para a construção de jogos animados em HTML é algo recente, anteriormente só se obtinha com a utilização de ferramentas proprietárias como o Adobe Flash e Microsoft Silverlight.</text:p>
      <text:p text:style-name="P31"/>
      <text:p text:style-name="P31">Apesar de a tecnologia <text:s/>ainda não estar completa ela já demonstra grande robustez <text:s/>e os <text:soft-page-break/>padrões de desenvolvimento invariavelmente estão migrando para a perspectiva HTML5, segundo TABUSCA (2013) desenvolvedores que atualmente trabalham no ramo da Web, já podem visualizar que o novo ramo do desenvolvimento de aplicativos mobile está se aproximando mais e mais à alusiva proposta do HTML5.</text:p>
      <text:h text:style-name="P126" text:outline-level="2"><text:bookmark-start text:name="__RefHeading__10902_1141725008"/><text:span text:style-name="Emphasis"><text:span text:style-name="T5">Audio</text:span></text:span><text:bookmark-end text:name="__RefHeading__10902_1141725008"/></text:h>
      <text:p text:style-name="P29"><text:span text:style-name="Emphasis"><text:span text:style-name="T5">Atualmente a maioria dos arquivos de áudio e vídeo rodam através de plugins (como o Adobe Flash). Não obstante, navegadores diferentes podem ter plugins diferentes. O HTML5 define dois novos elementos que especificam o padrão para imbuir áudio e vídeo em páginas Web: &lt;audio&gt; e &lt;vídeo&gt;.</text:span></text:span></text:p>
      <text:h text:style-name="P126" text:outline-level="2"><text:bookmark-start text:name="__RefHeading__3998_1693357842"/><text:span text:style-name="Emphasis"><text:span text:style-name="T5">Css</text:span></text:span><text:bookmark-end text:name="__RefHeading__3998_1693357842"/></text:h>
      <text:p text:style-name="P34"><text:span text:style-name="Emphasis"><text:span text:style-name="T5">Uma linguagem de markup que utiliza seletores e regras para definir a representação de um documento HTML e seus componentes. Sua última versão CCS3 introduziu várias funcionalidades multiplataforma como media-queries. Transformções 3D.</text:span></text:span></text:p>
      <text:p text:style-name="P55"/>
      <text:h text:style-name="P126" text:outline-level="2"><text:bookmark-start text:name="__RefHeading__10906_1141725008"/><text:span text:style-name="Emphasis"><text:span text:style-name="T5">CAnvas</text:span></text:span><text:bookmark-end text:name="__RefHeading__10906_1141725008"/></text:h>
      <text:p text:style-name="P23"><text:span text:style-name="Emphasis"><text:span text:style-name="T4"><text:tab/></text:span></text:span></text:p>
      <text:p text:style-name="P34"><text:span text:style-name="Emphasis"><text:span text:style-name="T5">Eliminou a necessidade de plugins de terceiros para desenhar em HTML.</text:span></text:span></text:p>
      <text:p text:style-name="P34"><text:span text:style-name="Emphasis"><text:span text:style-name="T5">Muitas vezes lentos. Algumas soluções tentam arrumar isso através da utilização de GPU.</text:span></text:span></text:p>
      <text:p text:style-name="P34"><text:span text:style-name="Emphasis"><text:span text:style-name="T5"/></text:span></text:p>
      <text:p text:style-name="P34"><text:span text:style-name="Emphasis"><text:span text:style-name="T5">Apache Cordovautliza o FastCanvas.</text:span></text:span></text:p>
      <text:h text:style-name="P138" text:outline-level="2"><text:bookmark-start text:name="__RefHeading__10904_1141725008"/><text:span text:style-name="Emphasis"><text:span text:style-name="T17">WEBGL</text:span></text:span><text:bookmark-end text:name="__RefHeading__10904_1141725008"/></text:h>
      <text:p text:style-name="P34"><text:span text:style-name="Emphasis"><text:span text:style-name="T4"><text:tab/></text:span></text:span></text:p>
      <text:p text:style-name="P34"><text:span text:style-name="Emphasis"><text:span text:style-name="T5">Baseado no OpenGL</text:span></text:span></text:p>
      <text:p text:style-name="P119"><text:span text:style-name="Emphasis"><text:span text:style-name="T11">Web GL não foi utilizada no trabalho apesar de ser de grande relevância no processo de jogos pois ainda não está completamente especificada e a diciculdade e escopo do projeto aumentariam muito se tivessem de incluir um jogos 3d.</text:span></text:span></text:p>
      <text:p text:style-name="P34"><text:soft-page-break/><text:span text:style-name="Emphasis"><text:span text:style-name="T5">Versão da especificação atual?</text:span></text:span></text:p>
      <text:h text:style-name="P139" text:outline-level="2"><text:bookmark-start text:name="__RefHeading__9498_1068931341"/><text:span text:style-name="Emphasis"><text:span text:style-name="T18">JAVASCRIPT</text:span></text:span><text:bookmark-end text:name="__RefHeading__9498_1068931341"/></text:h>
      <text:p text:style-name="P34"><text:span text:style-name="Emphasis"><text:span text:style-name="T5">Emacscript criado pela Netscape se tornou tão popular que foi abraçada pela W3C</text:span></text:span></text:p>
      <text:p text:style-name="P34"><text:span text:style-name="Emphasis"><text:span text:style-name="T5">Linguagem de programação mais popular do mundo</text:span></text:span></text:p>
      <text:p text:style-name="P34"><text:span text:style-name="Emphasis"><text:span text:style-name="T5">Javascript 6 trás conceitos de orientação à objetos.</text:span></text:span></text:p>
      <text:p text:style-name="P34"><text:span text:style-name="Emphasis"><text:span text:style-name="T5">Existem vários transpiladores para javacript que permitem a utilização de linguagens que evoluem mais rapidamente.</text:span></text:span></text:p>
      <text:h text:style-name="P126" text:outline-level="2"><text:bookmark-start text:name="__RefHeading__1565_678454862"/><text:span text:style-name="Emphasis"><text:span text:style-name="T5">Alterantivas ao javascript</text:span></text:span><text:bookmark-end text:name="__RefHeading__1565_678454862"/></text:h>
      <text:p text:style-name="P34"><text:span text:style-name="Emphasis"><text:span text:style-name="T5"/></text:span></text:p>
      <text:p text:style-name="P34"><text:span text:style-name="Emphasis"><text:span text:style-name="T5">Typescript</text:span></text:span></text:p>
      <text:p text:style-name="P34"><text:span text:style-name="Emphasis"><text:span text:style-name="T5">Dart</text:span></text:span></text:p>
      <text:h text:style-name="P126" text:outline-level="2"><text:bookmark-start text:name="__RefHeading__1567_678454862"/><text:span text:style-name="Emphasis"><text:span text:style-name="T5">Node.js</text:span></text:span><text:bookmark-end text:name="__RefHeading__1567_678454862"/></text:h>
      <text:p text:style-name="P34"><text:span text:style-name="Emphasis"><text:span text:style-name="T5">Permite rodar Javascript fora do browser;</text:span></text:span></text:p>
      <text:h text:style-name="P126" text:outline-level="2"><text:bookmark-start text:name="__RefHeading__9502_1068931341"/><text:span text:style-name="Emphasis"><text:span text:style-name="T5">sistemas de building</text:span></text:span><text:bookmark-end text:name="__RefHeading__9502_1068931341"/></text:h>
      <text:p text:style-name="P34"><text:span text:style-name="Emphasis"><text:span text:style-name="T5">* Grunt</text:span></text:span></text:p>
      <text:p text:style-name="P34"><text:span text:style-name="Emphasis"><text:span text:style-name="T5">* Gulp</text:span></text:span></text:p>
      <text:p text:style-name="P34"><text:span text:style-name="Emphasis"><text:span text:style-name="T5">Minify, obfuscation</text:span></text:span></text:p>
      <text:h text:style-name="P126" text:outline-level="2"><text:bookmark-start text:name="__RefHeading__1569_678454862"/><text:span text:style-name="Emphasis"><text:span text:style-name="T5">Gerenciadores de pacotes</text:span></text:span><text:bookmark-end text:name="__RefHeading__1569_678454862"/></text:h>
      <text:p text:style-name="P34"><text:span text:style-name="Emphasis"><text:span text:style-name="T5">* Bower</text:span></text:span></text:p>
      <text:p text:style-name="P34"><text:span text:style-name="Emphasis"><text:span text:style-name="T5">Package manager para a web</text:span></text:span></text:p>
      <text:p text:style-name="P34"><text:span text:style-name="Emphasis"><text:span text:style-name="T5"/></text:span></text:p>
      <text:p text:style-name="P34"><text:span text:style-name="Emphasis"><text:span text:style-name="T5">* NPM</text:span></text:span></text:p>
      <text:p text:style-name="P34"><text:span text:style-name="Emphasis"><text:span text:style-name="T5">Package manager para o Node</text:span></text:span></text:p>
      <text:p text:style-name="P34"><text:soft-page-break/><text:span text:style-name="Emphasis"><text:span text:style-name="T5"/></text:span></text:p>
      <text:h text:style-name="P126" text:outline-level="2"><text:bookmark-start text:name="__RefHeading__1573_678454862"/><text:span text:style-name="Emphasis"><text:span text:style-name="T5">entrada de comandos</text:span></text:span><text:bookmark-end text:name="__RefHeading__1573_678454862"/></text:h>
      <text:p text:style-name="P34"><text:span text:style-name="Emphasis"><text:span text:style-name="T5"/></text:span></text:p>
      <text:p text:style-name="P34"><text:span text:style-name="Emphasis"><text:span text:style-name="T5">Na construção da grande maioria dos jogos é muitas vezes imprescindível alta flexibilidade na gestão de entrada de dados. Este fator muito se amplia na criação de jogos multiplataforma, seja através de teclado, tela sensível ou sensor de movimentos, o importante é oferecer a melhor experiência possível por plataforma. O HTML5 trata todos estes casos abstratamente na forma de eventos, os quais podem ser escutados através de listeners. Os eventos básicos são: keydown (tecla baixa), keyup (tecla solta) e keypress (tecla pressionada).</text:span></text:span></text:p>
      <text:p text:style-name="P34"><text:span text:style-name="Emphasis"><text:span text:style-name="T5"/></text:span></text:p>
      <text:p text:style-name="P34"><text:span text:style-name="Emphasis"><text:span text:style-name="T5">Para detectar suporte aos mais variados recursos do HTML5 no *browser* do cliente existem duas possibilidades. Pode-se implementar testes para cada funcionalidade utilizada abordando os detalhes de implementação de cada uma ou então fazer uso de alguma biblioteca especializada neste processo, o Modernizr é uma opção open-source deste tipo de biblioteca, este gera uma lista de booleanos sobre grande variedade dos recursos HTML5, dentre estes, geolocalização, canvas, áudio, vídeo e local storage.</text:span></text:span></text:p>
      <text:h text:style-name="P136" text:outline-level="2"><text:bookmark-start text:name="__RefHeading__3118_2099756279"/><text:span text:style-name="Emphasis"><text:span text:style-name="T15">Cache</text:span></text:span><text:bookmark-end text:name="__RefHeading__3118_2099756279"/></text:h>
      <text:p text:style-name="P123"><text:span text:style-name="Emphasis"><text:span text:style-name="T15">Applicações offline.</text:span></text:span></text:p>
      <text:h text:style-name="P127" text:outline-level="2"><text:bookmark-start text:name="__RefHeading__1575_678454862"/><text:span text:style-name="Emphasis"><text:span text:style-name="T6">TECNOLOGIAS POLYFILL</text:span></text:span><text:bookmark-end text:name="__RefHeading__1575_678454862"/></text:h>
      <text:p text:style-name="P35"><text:span text:style-name="Emphasis"><text:span text:style-name="T6">Acarretando assim, que muitos *browsers* não implementam algumas funcionalidades, completa ou parcialmente especificadas, daí surge a necessidade dos polyfills (tecnologias de preenchimento de lacunas) para implementar estas camadas.</text:span></text:span></text:p>
      <text:p text:style-name="P35"><text:span text:style-name="Emphasis"><text:span text:style-name="T6"/></text:span></text:p>
      <text:p text:style-name="P35"><text:span text:style-name="Emphasis"><text:span text:style-name="T6">Algumas tecnologias desta classe são:</text:span></text:span></text:p>
      <text:p text:style-name="P35"><text:span text:style-name="Emphasis"><text:span text:style-name="T6"/></text:span></text:p>
      <text:p text:style-name="P35"><text:span text:style-name="Emphasis"><text:span text:style-name="T6">- Suporte à câmera;</text:span></text:span></text:p>
      <text:p text:style-name="P35"><text:span text:style-name="Emphasis"><text:span text:style-name="T6">- Suporte à calendário;</text:span></text:span></text:p>
      <text:p text:style-name="P35"><text:soft-page-break/><text:span text:style-name="Emphasis"><text:span text:style-name="T6"/></text:span></text:p>
      <text:p text:style-name="P35"><text:span text:style-name="Emphasis"><text:span text:style-name="T6">Uma das soluções mais promissoras polyfill é o PhoneGap ou Apache Cordova, esta ferramenta é *open-source* e possibilita utilizar de inúmeros recursos de hardware da grande maioria das produtoras de dispositivos móveis.</text:span></text:span></text:p>
      <text:p text:style-name="P35"><text:span text:style-name="Emphasis"><text:span text:style-name="T6"/></text:span></text:p>
      <text:h text:style-name="P127" text:outline-level="2"><text:bookmark-start text:name="__RefHeading__1579_678454862"/><text:span text:style-name="Emphasis"><text:span text:style-name="T6">Formas de disponibilizar o aplicativo nos dispositivos móveis</text:span></text:span><text:bookmark-end text:name="__RefHeading__1579_678454862"/></text:h>
      <text:p text:style-name="P35"><text:span text:style-name="Emphasis"><text:span text:style-name="T6">Links com manifestos</text:span></text:span></text:p>
      <text:p text:style-name="P35"><text:span text:style-name="Emphasis"><text:span text:style-name="T6"/></text:span></text:p>
      <text:h text:style-name="P148" text:outline-level="3"><text:bookmark-start text:name="__RefHeading__1581_678454862"/><text:span text:style-name="Emphasis"><text:span text:style-name="T6">INSTALAÇÃO</text:span></text:span><text:bookmark-end text:name="__RefHeading__1581_678454862"/></text:h>
      <text:p text:style-name="P35"><text:span text:style-name="Emphasis"><text:span text:style-name="T6">Este método é benéfico pois possibilita ao usuário a mesma experiência ao adquirir uma aplicação normal. Este tipo de aplicação é comummente referido como "híbrido".</text:span></text:span></text:p>
      <text:p text:style-name="P35"><text:span text:style-name="Emphasis"><text:span text:style-name="T19"/></text:span></text:p>
      <text:h text:style-name="Heading_20_4" text:outline-level="4"><text:bookmark-start text:name="__RefHeading__2769_2099756279"/><text:span text:style-name="Emphasis"><text:span text:style-name="T10">Crowsswalk</text:span></text:span><text:bookmark-end text:name="__RefHeading__2769_2099756279"/></text:h>
      <text:p text:style-name="P105"><text:span text:style-name="Emphasis"><text:span text:style-name="T9">Crosswalk empacota os fontes juntamente com uma versão do Chromium, a versão open-source do Google-Chrome. Isso faz com que o software se comporte da mesma forma para todas as versões de dispositivos Android.</text:span></text:span></text:p>
      <text:h text:style-name="P156" text:outline-level="4"><text:bookmark-start text:name="__RefHeading__2771_2099756279"/><text:span text:style-name="Emphasis"><text:span text:style-name="T10">Phonegap</text:span></text:span><text:bookmark-end text:name="__RefHeading__2771_2099756279"/></text:h>
      <text:p text:style-name="P106"><text:span text:style-name="Emphasis"><text:span text:style-name="T10"/></text:span></text:p>
      <text:h text:style-name="P128" text:outline-level="2"><text:bookmark-start text:name="__RefHeading__1583_678454862"/><text:span text:style-name="Emphasis"><text:span text:style-name="T7">publicação em lojas</text:span></text:span><text:bookmark-end text:name="__RefHeading__1583_678454862"/></text:h>
      <text:p text:style-name="P36"><text:span text:style-name="Emphasis"><text:span text:style-name="T7"/></text:span></text:p>
      <text:h text:style-name="P152" text:outline-level="3"><text:bookmark-start text:name="__RefHeading__2773_2099756279"/><text:span text:style-name="Emphasis"><text:span text:style-name="T10">Phonegap Cloud</text:span></text:span><text:bookmark-end text:name="__RefHeading__2773_2099756279"/></text:h>
      <text:p text:style-name="P106"><text:span text:style-name="Emphasis"><text:span text:style-name="T10">Este serviço possibilita que se faça upload de um arquivo compactado contendo os fontes – ou apontando para um repositório no github – que no tempo desta pesquisa não estava funcionando; e se gere o APK para o android nativamente.</text:span></text:span></text:p>
      <text:h text:style-name="P132" text:outline-level="2"><text:bookmark-start text:name="__RefHeading__2775_2099756279"/><text:soft-page-break/><text:span text:style-name="Emphasis"><text:span text:style-name="T8">O JOGO</text:span></text:span><text:bookmark-end text:name="__RefHeading__2775_2099756279"/></text:h>
      <text:p text:style-name="P103"><text:span text:style-name="Emphasis"><text:span text:style-name="T8">Defido ao fato deste trabalho explorar as limitações dos jogos em HTML5, optei por evitar a utilização de plugins e ferramentas de terceiros que pudessem ocultar alguma limitação.</text:span></text:span></text:p>
      <text:h text:style-name="P142" text:outline-level="1"><text:bookmark-start text:name="__RefHeading__1585_678454862"/>TRABALHOS SIMILARES<text:bookmark-end text:name="__RefHeading__1585_678454862"/></text:h>
      <text:p text:style-name="P37">(Referência 2) aborda limitações do HTML5 utilizando a criação de um jogo como parametrização. Contudo, o autor foca seu trabalho em comparar os recursos do HTML com similares no ambiente desktop.</text:p>
      <text:h text:style-name="P143" text:outline-level="1"><text:bookmark-start text:name="__RefHeading__2446_1048077266"/>METODOLOGIA<text:bookmark-end text:name="__RefHeading__2446_1048077266"/></text:h>
      <text:p text:style-name="P36"><text:tab/></text:p>
      <text:p text:style-name="P38">O primeiro passo consiste em definir as plataformas alvo do trabalho; devem ser plataformas mercadologicamente relevantes ao desenvolvimento de jogos, que possibilitem a criação de aplicativos em HTML e que acentuem o antagonismo de características.</text:p>
      <text:p text:style-name="P38"/>
      <text:p text:style-name="P38">Segue-se com a construção de uma lista com os recursos relevantes aos jogos que, empiricamente, sofrem ou são comummente ligados à limitações multiplataforma. Segue-se uma pesquisa para aprofundar teoricamente cada um dos recursos, possivelmente elegendo novos.</text:p>
      <text:p text:style-name="P38"/>
      <text:p text:style-name="P38">Com um baseamento teórico substancial, o próximo passo é a criação do protótipo de um jogo multiplataforma que utilize recursos potencialmente limitados. Para ser considerado pronto, o protótipo deve ser testado, e estar funcional, com adaptações ou não, em cada uma das plataformas alvo definidas.</text:p>
      <text:p text:style-name="P38"/>
      <text:p text:style-name="P38">Com o protótipo concebido, o passo que segue é a enumeração, e descrição das limitações detectadas no processo de desenvolvimento e testes do jogo. Este detalhamento deve responder as seguintes perguntas:</text:p>
      <text:p text:style-name="P38"/>
      <text:p text:style-name="P38">Quais as limitações foram encontradas no jogo?</text:p>
      <text:p text:style-name="P38">Em quais plataformas?</text:p>
      <text:p text:style-name="P38">Sob quais circunstâncias?</text:p>
      <text:p text:style-name="P38">As limitações puderam ser contornadas?</text:p>
      <text:p text:style-name="P38">Algum efeito colateral das limitações no jogo?</text:p>
      <text:p text:style-name="P38"><text:soft-page-break/>Qual a categoria do problema: usabilidade, funcionalidade, manutibilidade, portabilidade ou performance? (segundo ISO)</text:p>
      <text:p text:style-name="P38"/>
      <text:p text:style-name="P38"><office:annotation><dc:creator>Unknown Author</dc:creator><dc:date>2015-04-06T21:22:39</dc:date><text:p><text:span text:style-name="T58">Posso utilizar a ISO para fazer perguntas mais diretas do que simples "limitações".</text:span></text:p></office:annotation></text:p>
      <text:h text:style-name="P142" text:outline-level="1"><text:bookmark-start text:name="__RefHeading__1587_678454862"/>RESULTADOS<text:bookmark-end text:name="__RefHeading__1587_678454862"/></text:h>
      <text:h text:style-name="P142" text:outline-level="1" text:is-list-header="true"><text:bookmark-start text:name="__RefHeading__1589_678454862"/>8.1<text:tab/>LIMITAÇÔES<text:bookmark-end text:name="__RefHeading__1589_678454862"/></text:h>
      <text:p text:style-name="P16"/>
      <text:p text:style-name="P37">1. <text:s/>Versões</text:p>
      <text:p text:style-name="P37">A grande maioria dos dispositivos atualmente no mercado utilizam obsoletas de seus softwares. Isso dificulta o desenvolvimento. Se a tecnologia de tradução para o browser utilizar o a classe Webview do Android - como o Apache cordova faz - as versões mais antigas podem ser penalizadas com problemas de performance ou falta de recursos.</text:p>
      <text:p text:style-name="P37"/>
      <text:p text:style-name="P37">2. Offline</text:p>
      <text:p text:style-name="P37"/>
      <text:p text:style-name="P37">Refresh duplo para ver assets cacheados. Ver: http://buildnewgames.com/game-asset-management/</text:p>
      <text:p text:style-name="P37"/>
      <text:p text:style-name="P37">3. Audio</text:p>
      <text:p text:style-name="P37"/>
      <text:p text:style-name="P37">Api de som quebra quando executado diversas vezes.</text:p>
      <text:p text:style-name="P37">Os navegadores variam na disponibilização de formatos aceitáveis</text:p>
      <text:p text:style-name="P37">Somente um áudio pode ser tocado no Navegador do Android</text:p>
      <text:p text:style-name="P37"/>
      <text:p text:style-name="P37">4. Assets</text:p>
      <text:p text:style-name="P37"/>
      <text:p text:style-name="P37">Trafegar muitos assets deixa o sistema lento.</text:p>
      <text:p text:style-name="P37"/>
      <text:p text:style-name="P37"><text:s/>Contorno</text:p>
      <text:p text:style-name="P37"><text:soft-page-break/>Utilizando páginas de carregamento e/ou cache;</text:p>
      <text:p text:style-name="P37"/>
      <text:p text:style-name="P37">5. UI</text:p>
      <text:p text:style-name="P37"/>
      <text:p text:style-name="P37">É muito custoso desenvolver uma interfaces que pareçam nativas para cada dispositivo sem a utilização de plugins e ferramentas especializadas.</text:p>
      <text:p text:style-name="P37">Em termos gerais, trabalhar com proporções é positivo. Não obstante há casos, como o dos botões de certo e errado que a proporções ficam exageradas, nesses casos a utilizada de max-width é uma solução conveniente.</text:p>
      <text:p text:style-name="P111"/>
      <text:p text:style-name="Standard">7. Acelerômetro</text:p>
      <text:p text:style-name="P37"/>
      <table:table table:name="Table2" table:style-name="Table2">
        <table:table-column table:style-name="Table2.A" table:number-columns-repeated="4"/>
        <table:table-row>
          <table:table-cell table:style-name="Table2.A1" office:value-type="string">
            <text:p text:style-name="Table_20_Heading">Limitação </text:p>
          </table:table-cell>
          <table:table-cell table:style-name="Table2.A1" office:value-type="string">
            <text:p text:style-name="Table_20_Heading">Desktop/Firefox</text:p>
          </table:table-cell>
          <table:table-cell table:style-name="Table2.A1" office:value-type="string">
            <text:p text:style-name="Table_20_Heading">Desktop/Google Chrome</text:p>
          </table:table-cell>
          <table:table-cell table:style-name="Table2.D1" office:value-type="string">
            <text:p text:style-name="Table_20_Heading">Smatphone/Android</text:p>
          </table:table-cell>
        </table:table-row>
        <table:table-row>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
          </table:table-cell>
        </table:table-row>
        <table:table-row>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
          </table:table-cell>
        </table:table-row>
        <table:table-row>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
          </table:table-cell>
        </table:table-row>
      </table:table>
      <text:p text:style-name="P37"/>
      <text:h text:style-name="P144" text:outline-level="1"><text:bookmark-start text:name="__RefHeading__3647_1087257385"/><text:span text:style-name="Emphasis"><text:span text:style-name="T2">CRONOGRAMA</text:span></text:span><text:bookmark-end text:name="__RefHeading__3647_1087257385"/></text:h>
      <text:p text:style-name="P22"><text:span text:style-name="Emphasis"><text:span text:style-name="T3">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2">Etapa</text:p>
          </table:table-cell>
          <table:table-cell table:style-name="Table1.B1" table:number-rows-spanned="2" office:value-type="string">
            <text:p text:style-name="P3">Indicador físico</text:p>
          </table:table-cell>
          <table:table-cell table:style-name="Table1.B1" table:number-columns-spanned="2" office:value-type="string">
            <text:p text:style-name="P71">Previsão</text:p>
          </table:table-cell>
          <table:covered-table-cell/>
        </table:table-row>
        <table:table-row table:style-name="Table1.1">
          <table:covered-table-cell/>
          <table:covered-table-cell/>
          <table:table-cell table:style-name="Table1.C2" office:value-type="string">
            <text:p text:style-name="P4">Início</text:p>
          </table:table-cell>
          <table:table-cell table:style-name="Table1.D2" office:value-type="string">
            <text:p text:style-name="P4">Térmi<text:span text:style-name="T24">n</text:span>o</text:p>
          </table:table-cell>
        </table:table-row>
        <table:table-row table:style-name="Table1.3">
          <table:table-cell table:style-name="Table1.A3" office:value-type="string">
            <text:p text:style-name="P25">1. Pesquisa explanatória sobre o estado da arte das tecnologias e conceitos.</text:p>
          </table:table-cell>
          <table:table-cell table:style-name="Table1.B3" office:value-type="string">
            <text:p text:style-name="P17">Documento</text:p>
          </table:table-cell>
          <table:table-cell table:style-name="Table1.C3" office:value-type="string">
            <text:p text:style-name="P60">12/08</text:p>
          </table:table-cell>
          <table:table-cell table:style-name="Table1.D3" office:value-type="string">
            <text:p text:style-name="P61">30/08</text:p>
          </table:table-cell>
        </table:table-row>
        <table:table-row table:style-name="Table1.4">
          <table:table-cell table:style-name="Table1.A4" office:value-type="string">
            <text:p text:style-name="P25">2. Identificar as tecnologias que melhor satisfazem as necessidades do projeto.</text:p>
          </table:table-cell>
          <table:table-cell table:style-name="Table1.B4" office:value-type="string">
            <text:p text:style-name="P17">Documento</text:p>
          </table:table-cell>
          <table:table-cell table:style-name="Table1.C4" office:value-type="string">
            <text:p text:style-name="P62">01/09</text:p>
          </table:table-cell>
          <table:table-cell table:style-name="Table1.D4" office:value-type="string">
            <text:p text:style-name="P63">02/09</text:p>
          </table:table-cell>
        </table:table-row>
        <table:table-row table:style-name="Table1.4">
          <table:table-cell table:style-name="Table1.A5" office:value-type="string">
            <text:p text:style-name="P26">3. Análise do jogo</text:p>
          </table:table-cell>
          <table:table-cell table:style-name="Table1.B5" office:value-type="string">
            <text:p text:style-name="P19">Documento</text:p>
          </table:table-cell>
          <table:table-cell table:style-name="Table1.C5" office:value-type="string">
            <text:p text:style-name="P56">02/09</text:p>
          </table:table-cell>
          <table:table-cell table:style-name="Table1.D5" office:value-type="string">
            <text:p text:style-name="P56">17/09</text:p>
          </table:table-cell>
        </table:table-row>
        <table:table-row table:style-name="Table1.6">
          <table:table-cell table:style-name="Table1.A6" office:value-type="string">
            <text:p text:style-name="P64">4. Construção de protótipo</text:p>
          </table:table-cell>
          <table:table-cell table:style-name="Table1.B6" office:value-type="string">
            <text:p text:style-name="P18">Documento, Software</text:p>
          </table:table-cell>
          <table:table-cell table:style-name="Table1.C6" office:value-type="string">
            <text:p text:style-name="P65">17/09</text:p>
          </table:table-cell>
          <table:table-cell table:style-name="Table1.D6" office:value-type="string">
            <text:p text:style-name="P51"><text:span text:style-name="T31">10</text:span>/<text:span text:style-name="T31">10</text:span></text:p>
          </table:table-cell>
        </table:table-row>
        <table:table-row table:style-name="Table1.7">
          <table:table-cell table:style-name="Table1.A7" office:value-type="string">
            <text:p text:style-name="P28">5. Construção de versão final</text:p>
          </table:table-cell>
          <table:table-cell table:style-name="Table1.B7" office:value-type="string">
            <text:p text:style-name="P17">Documento, Software</text:p>
          </table:table-cell>
          <table:table-cell table:style-name="Table1.C7" office:value-type="string">
            <text:p text:style-name="P57">10/10</text:p>
          </table:table-cell>
          <table:table-cell table:style-name="Table1.D7" office:value-type="string">
            <text:p text:style-name="P57">30/10</text:p>
          </table:table-cell>
        </table:table-row>
        <table:table-row table:style-name="Table1.7">
          <table:table-cell table:style-name="Table1.A9" office:value-type="string">
            <text:p text:style-name="P27">7. Exportação dos binários específicos de plataforma</text:p>
          </table:table-cell>
          <table:table-cell table:style-name="Table1.B9" office:value-type="string">
            <text:p text:style-name="P11">Software</text:p>
          </table:table-cell>
          <table:table-cell table:style-name="Table1.C9" office:value-type="string">
            <text:p text:style-name="P58">1/11</text:p>
          </table:table-cell>
          <table:table-cell table:style-name="Table1.D9" office:value-type="string">
            <text:p text:style-name="P51"><text:span text:style-name="T32">2</text:span>/1<text:span text:style-name="T32">1</text:span></text:p>
          </table:table-cell>
        </table:table-row>
        <table:table-row table:style-name="Table1.7">
          <table:table-cell table:style-name="Table1.A9" office:value-type="string">
            <text:p text:style-name="P12">8. Disponibilização da aplicação online</text:p>
          </table:table-cell>
          <table:table-cell table:style-name="Table1.B9" office:value-type="string">
            <text:p text:style-name="P14">- </text:p>
          </table:table-cell>
          <table:table-cell table:style-name="Table1.C9" office:value-type="string">
            <text:p text:style-name="P66">2/11</text:p>
          </table:table-cell>
          <table:table-cell table:style-name="Table1.D9" office:value-type="string">
            <text:p text:style-name="P66">3/11</text:p>
          </table:table-cell>
        </table:table-row>
        <table:table-row table:style-name="Table1.7">
          <table:table-cell table:style-name="Table1.A10" office:value-type="string">
            <text:p text:style-name="P13">9. Levantamento das experiências obtidas como HTML5, e especificidades da implementação do controle de movimento e da interface de usuário.</text:p>
          </table:table-cell>
          <table:table-cell table:style-name="Table1.B10" office:value-type="string">
            <text:p text:style-name="P24">Documento</text:p>
          </table:table-cell>
          <table:table-cell table:style-name="Table1.C10" office:value-type="string">
            <text:p text:style-name="P51"><text:span text:style-name="T33">4</text:span>/1<text:span text:style-name="T33">1</text:span></text:p>
          </table:table-cell>
          <table:table-cell table:style-name="Table1.D10" office:value-type="string">
            <text:p text:style-name="P59">7/11</text:p>
          </table:table-cell>
        </table:table-row>
        <table:table-row table:style-name="Table1.7">
          <table:table-cell table:style-name="Table1.A11" office:value-type="string">
            <text:p text:style-name="P15"><text:span text:style-name="T28">10. Criação de comparativo de usuabilidade dentre as </text:span><text:soft-page-break/><text:span text:style-name="T28">plataformas</text:span></text:p>
          </table:table-cell>
          <table:table-cell table:style-name="Table1.B11" office:value-type="string">
            <text:p text:style-name="P17">Documento</text:p>
          </table:table-cell>
          <table:table-cell table:style-name="Table1.C11" office:value-type="string">
            <text:p text:style-name="P59">7/11</text:p>
          </table:table-cell>
          <table:table-cell table:style-name="Table1.D11" office:value-type="string">
            <text:p text:style-name="P59">15/11</text:p>
          </table:table-cell>
        </table:table-row>
        <table:table-row table:style-name="Table1.7">
          <table:table-cell table:style-name="Table1.A12" office:value-type="string">
            <text:p text:style-name="P15"><text:span text:style-name="T26">11. <text:s/></text:span>Análise dos resultados e conclusões</text:p>
          </table:table-cell>
          <table:table-cell table:style-name="Table1.B12" office:value-type="string">
            <text:p text:style-name="P17">Documento</text:p>
          </table:table-cell>
          <table:table-cell table:style-name="Table1.C12" office:value-type="string">
            <text:p text:style-name="P52"><text:span text:style-name="T34">15</text:span>/<text:span text:style-name="T27">11</text:span></text:p>
          </table:table-cell>
          <table:table-cell table:style-name="Table1.D12" office:value-type="string">
            <text:p text:style-name="P52"><text:span text:style-name="T27">30</text:span>/1<text:span text:style-name="T27">1</text:span></text:p>
          </table:table-cell>
        </table:table-row>
        <table:table-row table:style-name="Table1.7">
          <table:table-cell table:style-name="Table1.A13" office:value-type="string">
            <text:p text:style-name="P20">Escrita do TCC</text:p>
          </table:table-cell>
          <table:table-cell table:style-name="Table1.B13" office:value-type="string">
            <text:p text:style-name="P21">Documento</text:p>
          </table:table-cell>
          <table:table-cell table:style-name="Table1.C13" office:value-type="string">
            <text:p text:style-name="P54"><text:span text:style-name="T30">12</text:span>/08</text:p>
          </table:table-cell>
          <table:table-cell table:style-name="Table1.D13" office:value-type="string">
            <text:p text:style-name="P53"><text:span text:style-name="T27">05</text:span>/<text:span text:style-name="T27">12</text:span></text:p>
          </table:table-cell>
        </table:table-row>
      </table:table>
      <text:h text:style-name="P145" text:outline-level="1" text:is-list-header="true"><text:bookmark-start text:name="__RefHeading__1897_713251450"/>BIBLIOGRAFIA<text:bookmark-end text:name="__RefHeading__1897_713251450"/></text:h>
      <text:p text:style-name="P67">Referência 3 é uma ótima fonte de explicação de como tecnologias relacionadas ao assunto funcionam.</text:p>
      <text:p text:style-name="P67">*The total development time and cost of HTML5 based appliction is 67% lesser than native application development which shows the cost effectiveness of HTML5 based appplication*</text:p>
      <text:p text:style-name="P67"/>
      <text:p text:style-name="P67">Referência 2 é uma ótimo trabalho para pegar ideias sobre como escrever as coisas.</text:p>
      <text:p text:style-name="P67"/>
      <text:p text:style-name="P67">*When designing a game it is important to be conscious of the player's perspective, as well as the flexibility it allows the developer.*</text:p>
      <text:p text:style-name="P67"/>
      <text:p text:style-name="P67">Referência 7 is <text:s/>a good font from feature detection systems.</text:p>
      <text:p text:style-name="P67"/>
      <text:p text:style-name="P67">HTML5: A blessing or a curse</text:p>
      <text:p text:style-name="P67">http://www.develop-online.net/tools-and-tech/html5-a-blessing-or-a-curse/0117393</text:p>
      <text:p text:style-name="P67"/>
      <text:p text:style-name="P67">5 common mistakes that html5 developers make</text:p>
      <text:p text:style-name="P67"><text:a xlink:type="simple" xlink:href="http://www.toptal.com/html5/top-5-mistakes-that-html5-developers-make" text:style-name="Internet_20_link" text:visited-style-name="Visited_20_Internet_20_Link">http://www.toptal.com/html5/top-5-mistakes-that-html5-developers-make</text:a></text:p>
      <text:p text:style-name="P67"/>
      <text:h text:style-name="P146" text:outline-level="1" text:is-list-header="true"><text:bookmark-start text:name="__RefHeading__1591_678454862"/>APÊNDICES<text:bookmark-end text:name="__RefHeading__1591_678454862"/></text:h>
      <text:p text:style-name="P36"/>
      <text:p text:style-name="P38">##Conversores para HML5</text:p>
      <text:p text:style-name="P38">Além da possibilidade de escrever em HTML, pode-se optar pela alternativa de utilizar-se um conversor de linguagens.</text:p>
      <text:p text:style-name="P38">##WebGL</text:p>
      <text:p text:style-name="P38">##METODOLOGIA DE DESENVOLVIMENTO DE SOFTWARE PARA A CONSTRUÇÃO DE GAMES</text:p>
      <text:p text:style-name="P38"/>
      <text:p text:style-name="P38">Como o jogo é um software complexo demanda-se a utilização de metodologias de engenharia de software, dentre os processos de software mais conhecidos academicamente destacamos:</text:p>
      <text:p text:style-name="P38"/>
      <text:p text:style-name="P38">- OpenUP: este é bem detalhado e de característica iterativa e incremental. Gerando assim, um levantamento mais apurado dos riscos, requisitos e outros detalhes do sistema e a criação incremental do sistema, com requisitos maleáveis;</text:p>
      <text:p text:style-name="P38">- Cascata: processo antigo, caracteriza-se por ser pouco maleável aos requisitos mapeados posteriormente ao processo de análise;</text:p>
      <text:p text:style-name="P38">- Processo ágil - SCRUM: sua utilização é flexível e sendo um método ágil especifica pouca documentação, ou como dizem, somente a documentação necessária, este processo é bem conhecido e aceito na comunidade de desenvolvimento de software. Suas principais características são: divisão do processo de desenvolvimento através uma série de iterações chamadas sprints. Cada sprint consiste tipicamente em duas a quatro semanas. É bem aplicado a projetos que mudam constantemente e que demandam rápidas adaptações;</text:p>
      <text:p text:style-name="P38">- Processo ágil – XP: tem muitas características similares ao SCRUM por este também ser um processo ágil. Dentre suas especifidades destaca-se: versões frequentes, pequenos ciclos de <text:soft-page-break/>desenvolvimento que buscam aumentar a produtividade, introduzem checkpoints onde os clientes podem agregar novas funcionalidades;</text:p>
      <text:p text:style-name="P38"/>
      <text:p text:style-name="P38">##AMBIENTES PARA DESENVOLVIMENTO HTML5</text:p>
      <text:p text:style-name="P38"/>
      <text:p text:style-name="P38">Na pesquisa efetuada sobre estes frameworks full stack foram identificadas as seguintes tecnologias:</text:p>
      <text:p text:style-name="P38"><text:s text:c="4"/>- segundo (PRADO, 2012) o GWT é um framework essencialmente para o lado do cliente (client side) e dá suporte à comunicação com o servidor através de RPCs Remote Procedure Calls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p>
      <text:p text:style-name="P38"><text:s text:c="4"/>- construct 2 - <text:s/>é um editor na nuvem focado para usuários sem conhecimento prévio em programação orientado a comportamento;</text:p>
      <text:p text:style-name="P38"><text:s text:c="4"/>- PlayCanvas - é uma plataformas para a construção de jogos 3D na nuvem, desenvolvida com foco em performance. Permite a hospedagem, controle de versão e publicação dos aplicativos nela criados, possibilita também a importação de modelos 3D de softwares populares como: Maya, 3ds Max e Blender;</text:p>
      <text:p text:style-name="P38"><text:s text:c="4"/>- o ambiente HTML5 Development Environment (ambiente de desenvolvimento HTML5) da Intel, este fornece uma solução na nuvem, completa para o desenvolvimento em plataforma cruzada, com serviços de empacotamento, serviços para a criação e testes de aplicativos com montagem de interfaces drag and drop (Intex XDK) e bib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multiplataforma e devido ao fato de os binários ficarem hospedados na nuvem, possibilitou a <text:s/>Intel criar compiladores para cada uma das plataformas disponibilizadas pelo PhoneGap, que é o framework polyfill utilizado na solução.</text:p>
      <text:p text:style-name="P38"><text:soft-page-break/></text:p>
      <text:p text:style-name="P38">#HTTP</text:p>
      <text:p text:style-name="P38"/>
      <text:p text:style-name="P38">##frameworks de desenvolvimento de jogos em HTML5;</text:p>
      <text:p text:style-name="P38"/>
      <text:p text:style-name="P122"/>
      <text:h text:style-name="P135" text:outline-level="2"><text:bookmark-start text:name="__RefHeading__1577_678454862"/><text:span text:style-name="Emphasis"><text:span text:style-name="T6">FRAMEWORKS PARA DESENVOLVIMENTO DE JOGOS HTML5</text:span></text:span><text:bookmark-end text:name="__RefHeading__1577_678454862"/></text:h>
      <text:p text:style-name="P122"><text:span text:style-name="Emphasis"><text:span text:style-name="T6">Com o intuito de simplificar o processo para os desenvolvedores, auxiliando-os a focarem-se apenas nas *soluções* que estão criando, foram criados os frameworks para desenvolvimento de jogos. Não obstante, o intuito deste trabalho é desenvolver um jogo sem auxilio de frameworks pois estes muitas vezes escondem possíveis limitações, desenvolvendo *workarounds* próprios.</text:span></text:span></text:p>
      <text:p text:style-name="P122"><text:span text:style-name="Emphasis"><text:span text:style-name="T6">- enchant.js: dentre suas funcionalidades constam: orientação à objetos, orientado à eventos, contém um motor de animação, suporta WebGL e Canvas, etc;</text:span></text:span></text:p>
      <text:p text:style-name="P122"><text:span text:style-name="Emphasis"><text:span text:style-name="T6">- three.js: considerada leve, renderiza WebGL e Canvas, arquitetura procedural;</text:span></text:span></text:p>
      <text:p text:style-name="P109"><text:span text:style-name="Emphasis"><text:span text:style-name="T6">- quintus: bom para plataformas 2D</text:span></text:span></text:p>
      <text:p text:style-name="P109"><text:span text:style-name="Emphasis"><text:span text:style-name="T6"/></text:span></text:p>
      <text:p text:style-name="P73"/>
      <text:h text:style-name="P137" text:outline-level="2"><text:bookmark-start text:name="__RefHeading__10900_1141725008"/><text:span text:style-name="Emphasis"><text:span text:style-name="T5">Interface e escolhas de design</text:span></text:span><text:bookmark-end text:name="__RefHeading__10900_1141725008"/></text:h>
      <text:p text:style-name="P110"><text:span text:style-name="Emphasis"><text:span text:style-name="T16">Mobile fir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line-height="150%" fo:text-align="start" style:justify-single-word="false" style:page-number="auto">
        <style:tab-stops/>
      </style:paragraph-properties>
      <style:text-properties officeooo:rsid="04aa08c6"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0827in" fo:margin-bottom="0in" loext: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style:shadow="none" text:number-lines="false" text:line-number="0">
        <style:tab-stops/>
        <style:drop-cap/>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0.7902in" fo:margin-bottom="0.0799in" loext: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graphic-properties draw:fill="none"/>
      <style:paragraph-properties fo:margin-left="0.25in" fo:margin-right="0in" fo:margin-top="0.1701in" fo:margin-bottom="0.0799in" loext:contextual-spacing="false" fo:line-height="150%" fo:text-indent="-0.3752in" style:auto-text-indent="false" style:page-number="auto" fo:break-before="auto" fo:break-after="auto" fo:keep-with-next="always"/>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class="text" style:master-page-name="">
      <style:paragraph-properties style:page-number="auto"/>
      <style:text-properties fo:font-size="12pt" fo:font-weight="normal"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6.6929in" style:type="right" style:leader-style="dotted" style:leader-text="."/>
        </style:tab-stops>
      </style:paragraph-properties>
    </style:style>
    <style:style style:name="Contents_20_2" style:display-name="Contents 2" style:family="paragraph" style:parent-style-name="Contents_20_1" style:auto-update="true" style:class="index" style:master-page-name="">
      <style:paragraph-properties fo:margin-left="0in" fo:margin-right="0in" fo:margin-top="0in" fo:margin-bottom="0in" loext:contextual-spacing="false" fo:text-indent="0in" style:auto-text-indent="false" style:page-number="auto">
        <style:tab-stops>
          <style:tab-stop style:position="6.1028in" style:type="right" style:leader-style="dotted" style:leader-text="."/>
        </style:tab-stops>
      </style:paragraph-properties>
    </style:style>
    <style:style style:name="Contents_20_3" style:display-name="Contents 3" style:family="paragraph" style:parent-style-name="Contents_20_1" style:auto-update="true" style:class="index" style:master-page-name="">
      <style:paragraph-properties fo:margin-left="0in" fo:margin-right="0in" fo:margin-top="0in" fo:margin-bottom="0in" loext:contextual-spacing="false" fo:text-indent="0in" style:auto-text-indent="false" style:page-number="auto">
        <style:tab-stops>
          <style:tab-stop style:position="5.9063in" style:type="right" style:leader-style="dotted" style:leader-text="."/>
        </style:tab-stops>
      </style:paragraph-properties>
    </style:style>
    <style:style style:name="Heading_20_4" style:display-name="Heading 4" style:family="paragraph" style:parent-style-name="Heading_20_3" style:next-style-name="Text_20_body" style:auto-update="true"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in" fo:margin-right="0in" fo:margin-top="0in" fo:margin-bottom="0in" loext:contextual-spacing="false" fo:text-indent="0in" style:auto-text-indent="false">
        <style:tab-stops>
          <style:tab-stop style:position="5.7098in"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0.3937in" fo:margin-right="0in" fo:margin-top="0in" fo:margin-bottom="0in" loext:contextual-spacing="false" fo:text-indent="0in" style:auto-text-indent="false">
        <style:tab-stops>
          <style:tab-stop style:position="2.9528in" style:type="center"/>
          <style:tab-stop style:position="5.9055in"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Contents_20_5" style:display-name="Contents 5" style:family="paragraph" style:parent-style-name="Index" style:class="index">
      <style:paragraph-properties fo:margin-left="0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0in" fo:margin-right="0in" fo:margin-top="0in" fo:margin-bottom="0in" loext:contextual-spacing="false"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0in" fo:margin-right="0in" fo:margin-top="0in" fo:margin-bottom="0in" loext:contextual-spacing="false"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0in" fo:margin-right="0in" fo:margin-top="0in" fo:margin-bottom="0in" loext:contextual-spacing="false"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0in" fo:margin-right="0in" fo:margin-top="0in" fo:margin-bottom="0in" loext:contextual-spacing="false" fo:text-indent="0in" style:auto-text-indent="false">
        <style:tab-stops>
          <style:tab-stop style:position="4.5307in"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Sem_20_título1" style:display-name="Sem título1" style:family="paragraph" style:parent-style-name="Caption"/>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7417in"/>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false"/>
    </style:style>
    <style:style style:name="MP2" style:family="paragraph" style:parent-style-name="Header" style:master-page-name="">
      <style:paragraph-properties fo:margin-left="0in" fo:margin-right="0in" fo:text-align="end" style:justify-single-word="false" fo:text-indent="0in" style:auto-text-indent="false" style:page-number="auto" style:shadow="none"/>
    </style:style>
    <style:style style:name="MP3" style:family="paragraph" style:parent-style-name="Text_20_body">
      <style:text-properties officeooo:paragraph-rsid="04aa08c6"/>
    </style:style>
    <style:page-layout style:name="Mpm1">
      <style:page-layout-properties fo:page-width="8.2681in" fo:page-height="11.6929in" style:num-format="1" style:print-orientation="portrait" fo:margin-top="1.1811in" fo:margin-bottom="0.7874in" fo:margin-left="1.1811in" fo:margin-right="0.7874in" style:shadow="none" style:writing-mode="lr-tb" style:footnote-max-height="0in">
        <style:columns fo:column-count="1" fo:column-gap="0in"/>
        <style:footnote-sep style:width="0.0071in" style:distance-before-sep="0.1965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8752in" fo:margin-bottom="0.7874in" fo:margin-left="1.1811in" fo:margin-right="0.7874in" style:shadow="none" style:writing-mode="lr-tb" style:footnote-max-height="0in">
        <style:columns fo:column-count="1" fo:column-gap="0in"/>
        <style:footnote-sep style:width="0.0071in" style:distance-before-sep="0.1965in" style:distance-after-sep="0.0398in" style:line-style="none" style:adjustment="left" style:rel-width="25%" style:color="#000000"/>
      </style:page-layout-properties>
      <style:header-style>
        <style:header-footer-properties svg:height="0.6866in" fo:margin-left="0in" fo:margin-right="0in" fo:margin-bottom="0.1965in"/>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2"><text:page-number text:select-page="current">31</text:page-number></text:p>
      </style:header>
      <style:header-left>
        <text:p text:style-name="MP3"/>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5-04-07T22:00:19.523346005</dc:date>
    <meta:editing-duration>P2DT15H43M47S</meta:editing-duration>
    <meta:editing-cycles>1430</meta:editing-cycles>
    <meta:generator>LibreOffice/4.4.1.2$Linux_X86_64 LibreOffice_project/40m0$Build-2</meta:generator>
    <meta:document-statistic meta:table-count="2" meta:image-count="0" meta:object-count="0" meta:page-count="31" meta:paragraph-count="325" meta:word-count="3478" meta:character-count="23190" meta:non-whitespace-character-count="19845"/>
  </office:meta>
</office:document-meta>
</file>